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02in"/>
    </style:style>
    <style:style style:name="co2" style:family="table-column">
      <style:table-column-properties fo:break-before="auto" style:column-width="5.0898in"/>
    </style:style>
    <style:style style:name="co3" style:family="table-column">
      <style:table-column-properties fo:break-before="auto" style:column-width="7.04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/>
        <table:table-row table:style-name="ro1">
          <table:table-cell office:value-type="string" calcext:value-type="string">
            <text:p>3D Objects</text:p>
          </table:table-cell>
          <table:table-cell office:value-type="string" calcext:value-type="string">
            <text:p>shell:3D Objects</text:p>
          </table:table-cell>
          <table:table-cell table:formula="of:=CHAR(34) &amp; [.A1] &amp; CHAR(34) &amp; &quot;, &quot; &amp; CHAR(34) &amp; [.B1] &amp; CHAR(34) &amp; &quot;,&quot;" office:value-type="string" office:string-value="&quot;3D Objects&quot;, &quot;shell:3D Objects&quot;," calcext:value-type="string">
            <text:p>"3D Objects", "shell:3D Objec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ms-settings:about</text:p>
          </table:table-cell>
          <table:table-cell table:formula="of:=CHAR(34) &amp; [.A2] &amp; CHAR(34) &amp; &quot;, &quot; &amp; CHAR(34) &amp; [.B2] &amp; CHAR(34) &amp; &quot;,&quot;" office:value-type="string" office:string-value="&quot;About&quot;, &quot;ms-settings:about&quot;," calcext:value-type="string">
            <text:p>"About", "ms-settings:about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bout (System Info)</text:p>
          </table:table-cell>
          <table:table-cell office:value-type="string" calcext:value-type="string">
            <text:p>ms-settings:about</text:p>
          </table:table-cell>
          <table:table-cell table:formula="of:=CHAR(34) &amp; [.A3] &amp; CHAR(34) &amp; &quot;, &quot; &amp; CHAR(34) &amp; [.B3] &amp; CHAR(34) &amp; &quot;,&quot;" office:value-type="string" office:string-value="&quot;About (System Info)&quot;, &quot;ms-settings:about&quot;," calcext:value-type="string">
            <text:p>"About (System Info)", "ms-settings:about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ccount Pictures</text:p>
          </table:table-cell>
          <table:table-cell office:value-type="string" calcext:value-type="string">
            <text:p>shell:AccountPictures</text:p>
          </table:table-cell>
          <table:table-cell table:formula="of:=CHAR(34) &amp; [.A4] &amp; CHAR(34) &amp; &quot;, &quot; &amp; CHAR(34) &amp; [.B4] &amp; CHAR(34) &amp; &quot;,&quot;" office:value-type="string" office:string-value="&quot;Account Pictures&quot;, &quot;shell:AccountPictures&quot;," calcext:value-type="string">
            <text:p>"Account Pictures", "shell:AccountPictur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ms-settings:activation</text:p>
          </table:table-cell>
          <table:table-cell table:formula="of:=CHAR(34) &amp; [.A5] &amp; CHAR(34) &amp; &quot;, &quot; &amp; CHAR(34) &amp; [.B5] &amp; CHAR(34) &amp; &quot;,&quot;" office:value-type="string" office:string-value="&quot;Activation&quot;, &quot;ms-settings:activation&quot;," calcext:value-type="string">
            <text:p>"Activation", "ms-settings:activation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dd New Programs Folder</text:p>
          </table:table-cell>
          <table:table-cell office:value-type="string" calcext:value-type="string">
            <text:p>shell:AddNewProgramsFolder</text:p>
          </table:table-cell>
          <table:table-cell table:formula="of:=CHAR(34) &amp; [.A6] &amp; CHAR(34) &amp; &quot;, &quot; &amp; CHAR(34) &amp; [.B6] &amp; CHAR(34) &amp; &quot;,&quot;" office:value-type="string" office:string-value="&quot;Add New Programs Folder&quot;, &quot;shell:AddNewProgramsFolder&quot;," calcext:value-type="string">
            <text:p>"Add New Programs Folder", "shell:AddNewProgram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dvanced Options (Update)</text:p>
          </table:table-cell>
          <table:table-cell office:value-type="string" calcext:value-type="string">
            <text:p>ms-settings:windowsupdate-options</text:p>
          </table:table-cell>
          <table:table-cell table:formula="of:=CHAR(34) &amp; [.A7] &amp; CHAR(34) &amp; &quot;, &quot; &amp; CHAR(34) &amp; [.B7] &amp; CHAR(34) &amp; &quot;,&quot;" office:value-type="string" office:string-value="&quot;Advanced Options (Update)&quot;, &quot;ms-settings:windowsupdate-options&quot;," calcext:value-type="string">
            <text:p>"Advanced Options (Update)", "ms-settings:windowsupdate-option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irplane Mode</text:p>
          </table:table-cell>
          <table:table-cell office:value-type="string" calcext:value-type="string">
            <text:p>ms-settings:network-airplanemode</text:p>
          </table:table-cell>
          <table:table-cell table:formula="of:=CHAR(34) &amp; [.A8] &amp; CHAR(34) &amp; &quot;, &quot; &amp; CHAR(34) &amp; [.B8] &amp; CHAR(34) &amp; &quot;,&quot;" office:value-type="string" office:string-value="&quot;Airplane Mode&quot;, &quot;ms-settings:network-airplanemode&quot;," calcext:value-type="string">
            <text:p>"Airplane Mode", "ms-settings:network-airplanemod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URI Scheme</text:p>
          </table:table-cell>
          <table:table-cell table:formula="of:=CHAR(34) &amp; [.A9] &amp; CHAR(34) &amp; &quot;, &quot; &amp; CHAR(34) &amp; [.B9] &amp; CHAR(34) &amp; &quot;,&quot;" office:value-type="string" office:string-value="&quot;App&quot;, &quot;URI Scheme&quot;," calcext:value-type="string">
            <text:p>"App", "URI Schem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pp Data</text:p>
          </table:table-cell>
          <table:table-cell office:value-type="string" calcext:value-type="string">
            <text:p>shell:AppData</text:p>
          </table:table-cell>
          <table:table-cell table:formula="of:=CHAR(34) &amp; [.A10] &amp; CHAR(34) &amp; &quot;, &quot; &amp; CHAR(34) &amp; [.B10] &amp; CHAR(34) &amp; &quot;,&quot;" office:value-type="string" office:string-value="&quot;App Data&quot;, &quot;shell:AppData&quot;," calcext:value-type="string">
            <text:p>"App Data", "shell:AppData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pp Updates Folder</text:p>
          </table:table-cell>
          <table:table-cell office:value-type="string" calcext:value-type="string">
            <text:p>shell:AppUpdatesFolder</text:p>
          </table:table-cell>
          <table:table-cell table:formula="of:=CHAR(34) &amp; [.A11] &amp; CHAR(34) &amp; &quot;, &quot; &amp; CHAR(34) &amp; [.B11] &amp; CHAR(34) &amp; &quot;,&quot;" office:value-type="string" office:string-value="&quot;App Updates Folder&quot;, &quot;shell:AppUpdatesFolder&quot;," calcext:value-type="string">
            <text:p>"App Updates Folder", "shell:AppUpdate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pplication Mods</text:p>
          </table:table-cell>
          <table:table-cell office:value-type="string" calcext:value-type="string">
            <text:p>shell:AppMods</text:p>
          </table:table-cell>
          <table:table-cell table:formula="of:=CHAR(34) &amp; [.A12] &amp; CHAR(34) &amp; &quot;, &quot; &amp; CHAR(34) &amp; [.B12] &amp; CHAR(34) &amp; &quot;,&quot;" office:value-type="string" office:string-value="&quot;Application Mods&quot;, &quot;shell:AppMods&quot;," calcext:value-type="string">
            <text:p>"Application Mods", "shell:AppMod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pps Folder</text:p>
          </table:table-cell>
          <table:table-cell office:value-type="string" calcext:value-type="string">
            <text:p>shell:AppsFolder</text:p>
          </table:table-cell>
          <table:table-cell table:formula="of:=CHAR(34) &amp; [.A13] &amp; CHAR(34) &amp; &quot;, &quot; &amp; CHAR(34) &amp; [.B13] &amp; CHAR(34) &amp; &quot;,&quot;" office:value-type="string" office:string-value="&quot;Apps Folder&quot;, &quot;shell:AppsFolder&quot;," calcext:value-type="string">
            <text:p>"Apps Folder", "shell:App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uto Play</text:p>
          </table:table-cell>
          <table:table-cell office:value-type="string" calcext:value-type="string">
            <text:p>ms-settings:autoplay</text:p>
          </table:table-cell>
          <table:table-cell table:formula="of:=CHAR(34) &amp; [.A14] &amp; CHAR(34) &amp; &quot;, &quot; &amp; CHAR(34) &amp; [.B14] &amp; CHAR(34) &amp; &quot;,&quot;" office:value-type="string" office:string-value="&quot;Auto Play&quot;, &quot;ms-settings:autoplay&quot;," calcext:value-type="string">
            <text:p>"Auto Play", "ms-settings:autopla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ms-settings:personalization-background</text:p>
          </table:table-cell>
          <table:table-cell table:formula="of:=CHAR(34) &amp; [.A15] &amp; CHAR(34) &amp; &quot;, &quot; &amp; CHAR(34) &amp; [.B15] &amp; CHAR(34) &amp; &quot;,&quot;" office:value-type="string" office:string-value="&quot;Background&quot;, &quot;ms-settings:personalization-background&quot;," calcext:value-type="string">
            <text:p>"Background", "ms-settings:personalization-background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Background </text:p>
          </table:table-cell>
          <table:table-cell office:value-type="string" calcext:value-type="string">
            <text:p>ms-settings:personalization-background </text:p>
          </table:table-cell>
          <table:table-cell table:formula="of:=CHAR(34) &amp; [.A16] &amp; CHAR(34) &amp; &quot;, &quot; &amp; CHAR(34) &amp; [.B16] &amp; CHAR(34) &amp; &quot;,&quot;" office:value-type="string" office:string-value="&quot;Background &quot;, &quot;ms-settings:personalization-background &quot;," calcext:value-type="string">
            <text:p>"Background ", "ms-settings:personalization-background 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Bluetooth &amp; Devices</text:p>
          </table:table-cell>
          <table:table-cell office:value-type="string" calcext:value-type="string">
            <text:p>ms-settings:bluetooth</text:p>
          </table:table-cell>
          <table:table-cell table:formula="of:=CHAR(34) &amp; [.A17] &amp; CHAR(34) &amp; &quot;, &quot; &amp; CHAR(34) &amp; [.B17] &amp; CHAR(34) &amp; &quot;,&quot;" office:value-type="string" office:string-value="&quot;Bluetooth &amp; Devices&quot;, &quot;ms-settings:bluetooth&quot;," calcext:value-type="string">
            <text:p>"Bluetooth &amp; Devices", "ms-settings:bluetooth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shell:Cache</text:p>
          </table:table-cell>
          <table:table-cell table:formula="of:=CHAR(34) &amp; [.A18] &amp; CHAR(34) &amp; &quot;, &quot; &amp; CHAR(34) &amp; [.B18] &amp; CHAR(34) &amp; &quot;,&quot;" office:value-type="string" office:string-value="&quot;Cache&quot;, &quot;shell:Cache&quot;," calcext:value-type="string">
            <text:p>"Cache", "shell:Cach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calculator:</text:p>
          </table:table-cell>
          <table:table-cell table:formula="of:=CHAR(34) &amp; [.A19] &amp; CHAR(34) &amp; &quot;, &quot; &amp; CHAR(34) &amp; [.B19] &amp; CHAR(34) &amp; &quot;,&quot;" office:value-type="string" office:string-value="&quot;Calculator&quot;, &quot;calculator:&quot;," calcext:value-type="string">
            <text:p>"Calculator", "calculator: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outlookcal:</text:p>
          </table:table-cell>
          <table:table-cell table:formula="of:=CHAR(34) &amp; [.A20] &amp; CHAR(34) &amp; &quot;, &quot; &amp; CHAR(34) &amp; [.B20] &amp; CHAR(34) &amp; &quot;,&quot;" office:value-type="string" office:string-value="&quot;Calendar&quot;, &quot;outlookcal:&quot;," calcext:value-type="string">
            <text:p>"Calendar", "outlookcal: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ms-settings:privacy-webcam</text:p>
          </table:table-cell>
          <table:table-cell table:formula="of:=CHAR(34) &amp; [.A21] &amp; CHAR(34) &amp; &quot;, &quot; &amp; CHAR(34) &amp; [.B21] &amp; CHAR(34) &amp; &quot;,&quot;" office:value-type="string" office:string-value="&quot;Camera&quot;, &quot;ms-settings:privacy-webcam&quot;," calcext:value-type="string">
            <text:p>"Camera", "ms-settings:privacy-webcam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mera Privacy</text:p>
          </table:table-cell>
          <table:table-cell office:value-type="string" calcext:value-type="string">
            <text:p>ms-settings:privacy-webcam</text:p>
          </table:table-cell>
          <table:table-cell table:formula="of:=CHAR(34) &amp; [.A22] &amp; CHAR(34) &amp; &quot;, &quot; &amp; CHAR(34) &amp; [.B22] &amp; CHAR(34) &amp; &quot;,&quot;" office:value-type="string" office:string-value="&quot;Camera Privacy&quot;, &quot;ms-settings:privacy-webcam&quot;," calcext:value-type="string">
            <text:p>"Camera Privacy", "ms-settings:privacy-webcam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mera Roll</text:p>
          </table:table-cell>
          <table:table-cell office:value-type="string" calcext:value-type="string">
            <text:p>shell:Camera Roll</text:p>
          </table:table-cell>
          <table:table-cell table:formula="of:=CHAR(34) &amp; [.A23] &amp; CHAR(34) &amp; &quot;, &quot; &amp; CHAR(34) &amp; [.B23] &amp; CHAR(34) &amp; &quot;,&quot;" office:value-type="string" office:string-value="&quot;Camera Roll&quot;, &quot;shell:Camera Roll&quot;," calcext:value-type="string">
            <text:p>"Camera Roll", "shell:Camera Roll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mera Roll Library</text:p>
          </table:table-cell>
          <table:table-cell office:value-type="string" calcext:value-type="string">
            <text:p>shell:CameraRollLibrary</text:p>
          </table:table-cell>
          <table:table-cell table:formula="of:=CHAR(34) &amp; [.A24] &amp; CHAR(34) &amp; &quot;, &quot; &amp; CHAR(34) &amp; [.B24] &amp; CHAR(34) &amp; &quot;,&quot;" office:value-type="string" office:string-value="&quot;Camera Roll Library&quot;, &quot;shell:CameraRollLibrary&quot;," calcext:value-type="string">
            <text:p>"Camera Roll Library", "shell:CameraRollLibra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meras</text:p>
          </table:table-cell>
          <table:table-cell office:value-type="string" calcext:value-type="string">
            <text:p>ms-settings:camera</text:p>
          </table:table-cell>
          <table:table-cell table:formula="of:=CHAR(34) &amp; [.A25] &amp; CHAR(34) &amp; &quot;, &quot; &amp; CHAR(34) &amp; [.B25] &amp; CHAR(34) &amp; &quot;,&quot;" office:value-type="string" office:string-value="&quot;Cameras&quot;, &quot;ms-settings:camera&quot;," calcext:value-type="string">
            <text:p>"Cameras", "ms-settings:camera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ptions</text:p>
          </table:table-cell>
          <table:table-cell office:value-type="string" calcext:value-type="string">
            <text:p>ms-settings:easeofaccess-closedcaptioning</text:p>
          </table:table-cell>
          <table:table-cell table:formula="of:=CHAR(34) &amp; [.A26] &amp; CHAR(34) &amp; &quot;, &quot; &amp; CHAR(34) &amp; [.B26] &amp; CHAR(34) &amp; &quot;,&quot;" office:value-type="string" office:string-value="&quot;Captions&quot;, &quot;ms-settings:easeofaccess-closedcaptioning&quot;," calcext:value-type="string">
            <text:p>"Captions", "ms-settings:easeofaccess-closedcaptioning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aptures</text:p>
          </table:table-cell>
          <table:table-cell office:value-type="string" calcext:value-type="string">
            <text:p>shell:Captures</text:p>
          </table:table-cell>
          <table:table-cell table:formula="of:=CHAR(34) &amp; [.A27] &amp; CHAR(34) &amp; &quot;, &quot; &amp; CHAR(34) &amp; [.B27] &amp; CHAR(34) &amp; &quot;,&quot;" office:value-type="string" office:string-value="&quot;Captures&quot;, &quot;shell:Captures&quot;," calcext:value-type="string">
            <text:p>"Captures", "shell:Captur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hange Remove Programs Folder</text:p>
          </table:table-cell>
          <table:table-cell office:value-type="string" calcext:value-type="string">
            <text:p>shell:ChangeRemoveProgramsFolder</text:p>
          </table:table-cell>
          <table:table-cell table:formula="of:=CHAR(34) &amp; [.A28] &amp; CHAR(34) &amp; &quot;, &quot; &amp; CHAR(34) &amp; [.B28] &amp; CHAR(34) &amp; &quot;,&quot;" office:value-type="string" office:string-value="&quot;Change Remove Programs Folder&quot;, &quot;shell:ChangeRemoveProgramsFolder&quot;," calcext:value-type="string">
            <text:p>"Change Remove Programs Folder", "shell:ChangeRemoveProgram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ms-clock:</text:p>
          </table:table-cell>
          <table:table-cell table:formula="of:=CHAR(34) &amp; [.A29] &amp; CHAR(34) &amp; &quot;, &quot; &amp; CHAR(34) &amp; [.B29] &amp; CHAR(34) &amp; &quot;,&quot;" office:value-type="string" office:string-value="&quot;Clock&quot;, &quot;ms-clock:&quot;," calcext:value-type="string">
            <text:p>"Clock", "ms-clock: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lock/Alarms</text:p>
          </table:table-cell>
          <table:table-cell office:value-type="string" calcext:value-type="string">
            <text:p>ms-clock: </text:p>
          </table:table-cell>
          <table:table-cell table:formula="of:=CHAR(34) &amp; [.A30] &amp; CHAR(34) &amp; &quot;, &quot; &amp; CHAR(34) &amp; [.B30] &amp; CHAR(34) &amp; &quot;,&quot;" office:value-type="string" office:string-value="&quot;Clock/Alarms&quot;, &quot;ms-clock: &quot;," calcext:value-type="string">
            <text:p>"Clock/Alarms", "ms-clock: 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olors</text:p>
          </table:table-cell>
          <table:table-cell office:value-type="string" calcext:value-type="string">
            <text:p>ms-settings:colors</text:p>
          </table:table-cell>
          <table:table-cell table:formula="of:=CHAR(34) &amp; [.A31] &amp; CHAR(34) &amp; &quot;, &quot; &amp; CHAR(34) &amp; [.B31] &amp; CHAR(34) &amp; &quot;,&quot;" office:value-type="string" office:string-value="&quot;Colors&quot;, &quot;ms-settings:colors&quot;," calcext:value-type="string">
            <text:p>"Colors", "ms-settings:color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ommon AppData</text:p>
          </table:table-cell>
          <table:table-cell office:value-type="string" calcext:value-type="string">
            <text:p>shell:Common AppData</text:p>
          </table:table-cell>
          <table:table-cell table:formula="of:=CHAR(34) &amp; [.A32] &amp; CHAR(34) &amp; &quot;, &quot; &amp; CHAR(34) &amp; [.B32] &amp; CHAR(34) &amp; &quot;,&quot;" office:value-type="string" office:string-value="&quot;Common AppData&quot;, &quot;shell:Common AppData&quot;," calcext:value-type="string">
            <text:p>"Common AppData", "shell:Common AppData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ommon Templates</text:p>
          </table:table-cell>
          <table:table-cell office:value-type="string" calcext:value-type="string">
            <text:p>shell:Common Templates</text:p>
          </table:table-cell>
          <table:table-cell table:formula="of:=CHAR(34) &amp; [.A33] &amp; CHAR(34) &amp; &quot;, &quot; &amp; CHAR(34) &amp; [.B33] &amp; CHAR(34) &amp; &quot;,&quot;" office:value-type="string" office:string-value="&quot;Common Templates&quot;, &quot;shell:Common Templates&quot;," calcext:value-type="string">
            <text:p>"Common Templates", "shell:Common Templat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ommon Ringtones</text:p>
          </table:table-cell>
          <table:table-cell office:value-type="string" calcext:value-type="string">
            <text:p>shell:CommonRingtones</text:p>
          </table:table-cell>
          <table:table-cell table:formula="of:=CHAR(34) &amp; [.A34] &amp; CHAR(34) &amp; &quot;, &quot; &amp; CHAR(34) &amp; [.B34] &amp; CHAR(34) &amp; &quot;,&quot;" office:value-type="string" office:string-value="&quot;Common Ringtones&quot;, &quot;shell:CommonRingtones&quot;," calcext:value-type="string">
            <text:p>"Common Ringtones", "shell:CommonRington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onflictFolder</text:p>
          </table:table-cell>
          <table:table-cell office:value-type="string" calcext:value-type="string">
            <text:p>shell:ConflictFolder</text:p>
          </table:table-cell>
          <table:table-cell table:formula="of:=CHAR(34) &amp; [.A35] &amp; CHAR(34) &amp; &quot;, &quot; &amp; CHAR(34) &amp; [.B35] &amp; CHAR(34) &amp; &quot;,&quot;" office:value-type="string" office:string-value="&quot;ConflictFolder&quot;, &quot;shell:ConflictFolder&quot;," calcext:value-type="string">
            <text:p>"ConflictFolder", "shell:Conflict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onnectionsFolder</text:p>
          </table:table-cell>
          <table:table-cell office:value-type="string" calcext:value-type="string">
            <text:p>shell:ConnectionsFolder</text:p>
          </table:table-cell>
          <table:table-cell table:formula="of:=CHAR(34) &amp; [.A36] &amp; CHAR(34) &amp; &quot;, &quot; &amp; CHAR(34) &amp; [.B36] &amp; CHAR(34) &amp; &quot;,&quot;" office:value-type="string" office:string-value="&quot;ConnectionsFolder&quot;, &quot;shell:ConnectionsFolder&quot;," calcext:value-type="string">
            <text:p>"ConnectionsFolder", "shell:Connection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shell:Contacts</text:p>
          </table:table-cell>
          <table:table-cell table:formula="of:=CHAR(34) &amp; [.A37] &amp; CHAR(34) &amp; &quot;, &quot; &amp; CHAR(34) &amp; [.B37] &amp; CHAR(34) &amp; &quot;,&quot;" office:value-type="string" office:string-value="&quot;Contacts&quot;, &quot;shell:Contacts&quot;," calcext:value-type="string">
            <text:p>"Contacts", "shell:Contac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ontrolPanelFolder</text:p>
          </table:table-cell>
          <table:table-cell office:value-type="string" calcext:value-type="string">
            <text:p>shell:ControlPanelFolder</text:p>
          </table:table-cell>
          <table:table-cell table:formula="of:=CHAR(34) &amp; [.A38] &amp; CHAR(34) &amp; &quot;, &quot; &amp; CHAR(34) &amp; [.B38] &amp; CHAR(34) &amp; &quot;,&quot;" office:value-type="string" office:string-value="&quot;ControlPanelFolder&quot;, &quot;shell:ControlPanelFolder&quot;," calcext:value-type="string">
            <text:p>"ControlPanelFolder", "shell:ControlPanel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ookies</text:p>
          </table:table-cell>
          <table:table-cell office:value-type="string" calcext:value-type="string">
            <text:p>shell:Cookies</text:p>
          </table:table-cell>
          <table:table-cell table:formula="of:=CHAR(34) &amp; [.A39] &amp; CHAR(34) &amp; &quot;, &quot; &amp; CHAR(34) &amp; [.B39] &amp; CHAR(34) &amp; &quot;,&quot;" office:value-type="string" office:string-value="&quot;Cookies&quot;, &quot;shell:Cookies&quot;," calcext:value-type="string">
            <text:p>"Cookies", "shell:Cooki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redentialManager</text:p>
          </table:table-cell>
          <table:table-cell office:value-type="string" calcext:value-type="string">
            <text:p>shell:CredentialManager</text:p>
          </table:table-cell>
          <table:table-cell table:formula="of:=CHAR(34) &amp; [.A40] &amp; CHAR(34) &amp; &quot;, &quot; &amp; CHAR(34) &amp; [.B40] &amp; CHAR(34) &amp; &quot;,&quot;" office:value-type="string" office:string-value="&quot;CredentialManager&quot;, &quot;shell:CredentialManager&quot;," calcext:value-type="string">
            <text:p>"CredentialManager", "shell:CredentialManag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CryptoKeys</text:p>
          </table:table-cell>
          <table:table-cell office:value-type="string" calcext:value-type="string">
            <text:p>shell:CryptoKeys</text:p>
          </table:table-cell>
          <table:table-cell table:formula="of:=CHAR(34) &amp; [.A41] &amp; CHAR(34) &amp; &quot;, &quot; &amp; CHAR(34) &amp; [.B41] &amp; CHAR(34) &amp; &quot;,&quot;" office:value-type="string" office:string-value="&quot;CryptoKeys&quot;, &quot;shell:CryptoKeys&quot;," calcext:value-type="string">
            <text:p>"CryptoKeys", "shell:CryptoKey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ate &amp; Time</text:p>
          </table:table-cell>
          <table:table-cell office:value-type="string" calcext:value-type="string">
            <text:p>ms-settings:dateandtime</text:p>
          </table:table-cell>
          <table:table-cell table:formula="of:=CHAR(34) &amp; [.A42] &amp; CHAR(34) &amp; &quot;, &quot; &amp; CHAR(34) &amp; [.B42] &amp; CHAR(34) &amp; &quot;,&quot;" office:value-type="string" office:string-value="&quot;Date &amp; Time&quot;, &quot;ms-settings:dateandtime&quot;," calcext:value-type="string">
            <text:p>"Date &amp; Time", "ms-settings:dateandtim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efault Apps</text:p>
          </table:table-cell>
          <table:table-cell office:value-type="string" calcext:value-type="string">
            <text:p>ms-settings:defaultapps</text:p>
          </table:table-cell>
          <table:table-cell table:formula="of:=CHAR(34) &amp; [.A43] &amp; CHAR(34) &amp; &quot;, &quot; &amp; CHAR(34) &amp; [.B43] &amp; CHAR(34) &amp; &quot;,&quot;" office:value-type="string" office:string-value="&quot;Default Apps&quot;, &quot;ms-settings:defaultapps&quot;," calcext:value-type="string">
            <text:p>"Default Apps", "ms-settings:defaultapp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shell:Desktop</text:p>
          </table:table-cell>
          <table:table-cell table:formula="of:=CHAR(34) &amp; [.A44] &amp; CHAR(34) &amp; &quot;, &quot; &amp; CHAR(34) &amp; [.B44] &amp; CHAR(34) &amp; &quot;,&quot;" office:value-type="string" office:string-value="&quot;Desktop&quot;, &quot;shell:Desktop&quot;," calcext:value-type="string">
            <text:p>"Desktop", "shell:Desktop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esktop Foler</text:p>
          </table:table-cell>
          <table:table-cell office:value-type="string" calcext:value-type="string">
            <text:p>shell:ThisPCDesktopFolder</text:p>
          </table:table-cell>
          <table:table-cell table:formula="of:=CHAR(34) &amp; [.A45] &amp; CHAR(34) &amp; &quot;, &quot; &amp; CHAR(34) &amp; [.B45] &amp; CHAR(34) &amp; &quot;,&quot;" office:value-type="string" office:string-value="&quot;Desktop Foler&quot;, &quot;shell:ThisPCDesktopFolder&quot;," calcext:value-type="string">
            <text:p>"Desktop Foler", "shell:ThisPCDesktop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evelopment Files</text:p>
          </table:table-cell>
          <table:table-cell office:value-type="string" calcext:value-type="string">
            <text:p>shell:Development Files</text:p>
          </table:table-cell>
          <table:table-cell table:formula="of:=CHAR(34) &amp; [.A46] &amp; CHAR(34) &amp; &quot;, &quot; &amp; CHAR(34) &amp; [.B46] &amp; CHAR(34) &amp; &quot;,&quot;" office:value-type="string" office:string-value="&quot;Development Files&quot;, &quot;shell:Development Files&quot;," calcext:value-type="string">
            <text:p>"Development Files", "shell:Development Fil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evice Metadata Store</text:p>
          </table:table-cell>
          <table:table-cell office:value-type="string" calcext:value-type="string">
            <text:p>shell:Device Metadata Store</text:p>
          </table:table-cell>
          <table:table-cell table:formula="of:=CHAR(34) &amp; [.A47] &amp; CHAR(34) &amp; &quot;, &quot; &amp; CHAR(34) &amp; [.B47] &amp; CHAR(34) &amp; &quot;,&quot;" office:value-type="string" office:string-value="&quot;Device Metadata Store&quot;, &quot;shell:Device Metadata Store&quot;," calcext:value-type="string">
            <text:p>"Device Metadata Store", "shell:Device Metadata Stor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iagnostics &amp; Feedback</text:p>
          </table:table-cell>
          <table:table-cell office:value-type="string" calcext:value-type="string">
            <text:p>ms-settings:privacy-feedback</text:p>
          </table:table-cell>
          <table:table-cell table:formula="of:=CHAR(34) &amp; [.A48] &amp; CHAR(34) &amp; &quot;, &quot; &amp; CHAR(34) &amp; [.B48] &amp; CHAR(34) &amp; &quot;,&quot;" office:value-type="string" office:string-value="&quot;Diagnostics &amp; Feedback&quot;, &quot;ms-settings:privacy-feedback&quot;," calcext:value-type="string">
            <text:p>"Diagnostics &amp; Feedback", "ms-settings:privacy-feedback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ms-settings:display</text:p>
          </table:table-cell>
          <table:table-cell table:formula="of:=CHAR(34) &amp; [.A49] &amp; CHAR(34) &amp; &quot;, &quot; &amp; CHAR(34) &amp; [.B49] &amp; CHAR(34) &amp; &quot;,&quot;" office:value-type="string" office:string-value="&quot;Display&quot;, &quot;ms-settings:display&quot;," calcext:value-type="string">
            <text:p>"Display", "ms-settings:displa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ocuments Library</text:p>
          </table:table-cell>
          <table:table-cell office:value-type="string" calcext:value-type="string">
            <text:p>shell:DocumentsLibrary</text:p>
          </table:table-cell>
          <table:table-cell table:formula="of:=CHAR(34) &amp; [.A50] &amp; CHAR(34) &amp; &quot;, &quot; &amp; CHAR(34) &amp; [.B50] &amp; CHAR(34) &amp; &quot;,&quot;" office:value-type="string" office:string-value="&quot;Documents Library&quot;, &quot;shell:DocumentsLibrary&quot;," calcext:value-type="string">
            <text:p>"Documents Library", "shell:DocumentsLibra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ocuments Local</text:p>
          </table:table-cell>
          <table:table-cell office:value-type="string" calcext:value-type="string">
            <text:p>shell:Local Documents</text:p>
          </table:table-cell>
          <table:table-cell table:formula="of:=CHAR(34) &amp; [.A51] &amp; CHAR(34) &amp; &quot;, &quot; &amp; CHAR(34) &amp; [.B51] &amp; CHAR(34) &amp; &quot;,&quot;" office:value-type="string" office:string-value="&quot;Documents Local&quot;, &quot;shell:Local Documents&quot;," calcext:value-type="string">
            <text:p>"Documents Local", "shell:Local Documen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shell:Downloads</text:p>
          </table:table-cell>
          <table:table-cell table:formula="of:=CHAR(34) &amp; [.A52] &amp; CHAR(34) &amp; &quot;, &quot; &amp; CHAR(34) &amp; [.B52] &amp; CHAR(34) &amp; &quot;,&quot;" office:value-type="string" office:string-value="&quot;Downloads&quot;, &quot;shell:Downloads&quot;," calcext:value-type="string">
            <text:p>"Downloads", "shell:Download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ownloads Local</text:p>
          </table:table-cell>
          <table:table-cell office:value-type="string" calcext:value-type="string">
            <text:p>shell:Local Downloads</text:p>
          </table:table-cell>
          <table:table-cell table:formula="of:=CHAR(34) &amp; [.A53] &amp; CHAR(34) &amp; &quot;, &quot; &amp; CHAR(34) &amp; [.B53] &amp; CHAR(34) &amp; &quot;,&quot;" office:value-type="string" office:string-value="&quot;Downloads Local&quot;, &quot;shell:Local Downloads&quot;," calcext:value-type="string">
            <text:p>"Downloads Local", "shell:Local Download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papi Keys</text:p>
          </table:table-cell>
          <table:table-cell office:value-type="string" calcext:value-type="string">
            <text:p>shell:DpapiKeys</text:p>
          </table:table-cell>
          <table:table-cell table:formula="of:=CHAR(34) &amp; [.A54] &amp; CHAR(34) &amp; &quot;, &quot; &amp; CHAR(34) &amp; [.B54] &amp; CHAR(34) &amp; &quot;,&quot;" office:value-type="string" office:string-value="&quot;Dpapi Keys&quot;, &quot;shell:DpapiKeys&quot;," calcext:value-type="string">
            <text:p>"Dpapi Keys", "shell:DpapiKey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icrosoft-edge:</text:p>
          </table:table-cell>
          <table:table-cell table:formula="of:=CHAR(34) &amp; [.A55] &amp; CHAR(34) &amp; &quot;, &quot; &amp; CHAR(34) &amp; [.B55] &amp; CHAR(34) &amp; &quot;,&quot;" office:value-type="string" office:string-value="&quot;Edge&quot;, &quot;microsoft-edge:&quot;," calcext:value-type="string">
            <text:p>"Edge", "microsoft-edge: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Ethernet</text:p>
          </table:table-cell>
          <table:table-cell office:value-type="string" calcext:value-type="string">
            <text:p>ms-settings:network-ethernet</text:p>
          </table:table-cell>
          <table:table-cell table:formula="of:=CHAR(34) &amp; [.A56] &amp; CHAR(34) &amp; &quot;, &quot; &amp; CHAR(34) &amp; [.B56] &amp; CHAR(34) &amp; &quot;,&quot;" office:value-type="string" office:string-value="&quot;Ethernet&quot;, &quot;ms-settings:network-ethernet&quot;," calcext:value-type="string">
            <text:p>"Ethernet", "ms-settings:network-ethernet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Favorites</text:p>
          </table:table-cell>
          <table:table-cell office:value-type="string" calcext:value-type="string">
            <text:p>shell:Favorites</text:p>
          </table:table-cell>
          <table:table-cell table:formula="of:=CHAR(34) &amp; [.A57] &amp; CHAR(34) &amp; &quot;, &quot; &amp; CHAR(34) &amp; [.B57] &amp; CHAR(34) &amp; &quot;,&quot;" office:value-type="string" office:string-value="&quot;Favorites&quot;, &quot;shell:Favorites&quot;," calcext:value-type="string">
            <text:p>"Favorites", "shell:Favorit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Find My Device</text:p>
          </table:table-cell>
          <table:table-cell office:value-type="string" calcext:value-type="string">
            <text:p>ms-settings:findmydevice</text:p>
          </table:table-cell>
          <table:table-cell table:formula="of:=CHAR(34) &amp; [.A58] &amp; CHAR(34) &amp; &quot;, &quot; &amp; CHAR(34) &amp; [.B58] &amp; CHAR(34) &amp; &quot;,&quot;" office:value-type="string" office:string-value="&quot;Find My Device&quot;, &quot;ms-settings:findmydevice&quot;," calcext:value-type="string">
            <text:p>"Find My Device", "ms-settings:findmydevic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Find My Device:</text:p>
          </table:table-cell>
          <table:table-cell office:value-type="string" calcext:value-type="string">
            <text:p>ms-settings:findmydevice</text:p>
          </table:table-cell>
          <table:table-cell table:formula="of:=CHAR(34) &amp; [.A59] &amp; CHAR(34) &amp; &quot;, &quot; &amp; CHAR(34) &amp; [.B59] &amp; CHAR(34) &amp; &quot;,&quot;" office:value-type="string" office:string-value="&quot;Find My Device:&quot;, &quot;ms-settings:findmydevice&quot;," calcext:value-type="string">
            <text:p>"Find My Device:", "ms-settings:findmydevic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Focus</text:p>
          </table:table-cell>
          <table:table-cell office:value-type="string" calcext:value-type="string">
            <text:p>ms-settings:focus</text:p>
          </table:table-cell>
          <table:table-cell table:formula="of:=CHAR(34) &amp; [.A60] &amp; CHAR(34) &amp; &quot;, &quot; &amp; CHAR(34) &amp; [.B60] &amp; CHAR(34) &amp; &quot;,&quot;" office:value-type="string" office:string-value="&quot;Focus&quot;, &quot;ms-settings:focus&quot;," calcext:value-type="string">
            <text:p>"Focus", "ms-settings:focu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Fonts</text:p>
          </table:table-cell>
          <table:table-cell office:value-type="string" calcext:value-type="string">
            <text:p>ms-settings:fonts</text:p>
          </table:table-cell>
          <table:table-cell table:formula="of:=CHAR(34) &amp; [.A61] &amp; CHAR(34) &amp; &quot;, &quot; &amp; CHAR(34) &amp; [.B61] &amp; CHAR(34) &amp; &quot;,&quot;" office:value-type="string" office:string-value="&quot;Fonts&quot;, &quot;ms-settings:fonts&quot;," calcext:value-type="string">
            <text:p>"Fonts", "ms-settings:fon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Game Tasks</text:p>
          </table:table-cell>
          <table:table-cell office:value-type="string" calcext:value-type="string">
            <text:p>shell:GameTasks</text:p>
          </table:table-cell>
          <table:table-cell table:formula="of:=CHAR(34) &amp; [.A62] &amp; CHAR(34) &amp; &quot;, &quot; &amp; CHAR(34) &amp; [.B62] &amp; CHAR(34) &amp; &quot;,&quot;" office:value-type="string" office:string-value="&quot;Game Tasks&quot;, &quot;shell:GameTasks&quot;," calcext:value-type="string">
            <text:p>"Game Tasks", "shell:GameTask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God Mode</text:p>
          </table:table-cell>
          <table:table-cell office:value-type="string" calcext:value-type="string">
            <text:p>shell:::{ED7BA470-8E54-465E-825C-99712043E01C}</text:p>
          </table:table-cell>
          <table:table-cell table:formula="of:=CHAR(34) &amp; [.A63] &amp; CHAR(34) &amp; &quot;, &quot; &amp; CHAR(34) &amp; [.B63] &amp; CHAR(34) &amp; &quot;,&quot;" office:value-type="string" office:string-value="&quot;God Mode&quot;, &quot;shell:::{ED7BA470-8E54-465E-825C-99712043E01C}&quot;," calcext:value-type="string">
            <text:p>"God Mode", "shell:::{ED7BA470-8E54-465E-825C-99712043E01C}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shell:History</text:p>
          </table:table-cell>
          <table:table-cell table:formula="of:=CHAR(34) &amp; [.A64] &amp; CHAR(34) &amp; &quot;, &quot; &amp; CHAR(34) &amp; [.B64] &amp; CHAR(34) &amp; &quot;,&quot;" office:value-type="string" office:string-value="&quot;History&quot;, &quot;shell:History&quot;," calcext:value-type="string">
            <text:p>"History", "shell:Histo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Implicit App Shortcuts</text:p>
          </table:table-cell>
          <table:table-cell office:value-type="string" calcext:value-type="string">
            <text:p>shell:ImplicitAppShortcuts</text:p>
          </table:table-cell>
          <table:table-cell table:formula="of:=CHAR(34) &amp; [.A65] &amp; CHAR(34) &amp; &quot;, &quot; &amp; CHAR(34) &amp; [.B65] &amp; CHAR(34) &amp; &quot;,&quot;" office:value-type="string" office:string-value="&quot;Implicit App Shortcuts&quot;, &quot;shell:ImplicitAppShortcuts&quot;," calcext:value-type="string">
            <text:p>"Implicit App Shortcuts", "shell:ImplicitAppShortcu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Installed Apps</text:p>
          </table:table-cell>
          <table:table-cell office:value-type="string" calcext:value-type="string">
            <text:p>ms-settings:appsfeatures</text:p>
          </table:table-cell>
          <table:table-cell table:formula="of:=CHAR(34) &amp; [.A66] &amp; CHAR(34) &amp; &quot;, &quot; &amp; CHAR(34) &amp; [.B66] &amp; CHAR(34) &amp; &quot;,&quot;" office:value-type="string" office:string-value="&quot;Installed Apps&quot;, &quot;ms-settings:appsfeatures&quot;," calcext:value-type="string">
            <text:p>"Installed Apps", "ms-settings:appsfeatur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anguage &amp; Region</text:p>
          </table:table-cell>
          <table:table-cell office:value-type="string" calcext:value-type="string">
            <text:p>ms-settings:regionlanguage</text:p>
          </table:table-cell>
          <table:table-cell table:formula="of:=CHAR(34) &amp; [.A67] &amp; CHAR(34) &amp; &quot;, &quot; &amp; CHAR(34) &amp; [.B67] &amp; CHAR(34) &amp; &quot;,&quot;" office:value-type="string" office:string-value="&quot;Language &amp; Region&quot;, &quot;ms-settings:regionlanguage&quot;," calcext:value-type="string">
            <text:p>"Language &amp; Region", "ms-settings:regionlanguag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ibraries</text:p>
          </table:table-cell>
          <table:table-cell office:value-type="string" calcext:value-type="string">
            <text:p>shell:Libraries</text:p>
          </table:table-cell>
          <table:table-cell table:formula="of:=CHAR(34) &amp; [.A68] &amp; CHAR(34) &amp; &quot;, &quot; &amp; CHAR(34) &amp; [.B68] &amp; CHAR(34) &amp; &quot;,&quot;" office:value-type="string" office:string-value="&quot;Libraries&quot;, &quot;shell:Libraries&quot;," calcext:value-type="string">
            <text:p>"Libraries", "shell:Librari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shell:Links</text:p>
          </table:table-cell>
          <table:table-cell table:formula="of:=CHAR(34) &amp; [.A69] &amp; CHAR(34) &amp; &quot;, &quot; &amp; CHAR(34) &amp; [.B69] &amp; CHAR(34) &amp; &quot;,&quot;" office:value-type="string" office:string-value="&quot;Links&quot;, &quot;shell:Links&quot;," calcext:value-type="string">
            <text:p>"Links", "shell:Link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ocal AppData</text:p>
          </table:table-cell>
          <table:table-cell office:value-type="string" calcext:value-type="string">
            <text:p>shell:Local AppData</text:p>
          </table:table-cell>
          <table:table-cell table:formula="of:=CHAR(34) &amp; [.A70] &amp; CHAR(34) &amp; &quot;, &quot; &amp; CHAR(34) &amp; [.B70] &amp; CHAR(34) &amp; &quot;,&quot;" office:value-type="string" office:string-value="&quot;Local AppData&quot;, &quot;shell:Local AppData&quot;," calcext:value-type="string">
            <text:p>"Local AppData", "shell:Local AppData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ocal AppDataLow</text:p>
          </table:table-cell>
          <table:table-cell office:value-type="string" calcext:value-type="string">
            <text:p>shell:LocalAppDataLow</text:p>
          </table:table-cell>
          <table:table-cell table:formula="of:=CHAR(34) &amp; [.A71] &amp; CHAR(34) &amp; &quot;, &quot; &amp; CHAR(34) &amp; [.B71] &amp; CHAR(34) &amp; &quot;,&quot;" office:value-type="string" office:string-value="&quot;Local AppDataLow&quot;, &quot;shell:LocalAppDataLow&quot;," calcext:value-type="string">
            <text:p>"Local AppDataLow", "shell:LocalAppDataLow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ocalized Resources Dir</text:p>
          </table:table-cell>
          <table:table-cell office:value-type="string" calcext:value-type="string">
            <text:p>shell:LocalizedResourcesDir</text:p>
          </table:table-cell>
          <table:table-cell table:formula="of:=CHAR(34) &amp; [.A72] &amp; CHAR(34) &amp; &quot;, &quot; &amp; CHAR(34) &amp; [.B72] &amp; CHAR(34) &amp; &quot;,&quot;" office:value-type="string" office:string-value="&quot;Localized Resources Dir&quot;, &quot;shell:LocalizedResourcesDir&quot;," calcext:value-type="string">
            <text:p>"Localized Resources Dir", "shell:LocalizedResourcesDi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ms-settings:privacy-location</text:p>
          </table:table-cell>
          <table:table-cell table:formula="of:=CHAR(34) &amp; [.A73] &amp; CHAR(34) &amp; &quot;, &quot; &amp; CHAR(34) &amp; [.B73] &amp; CHAR(34) &amp; &quot;,&quot;" office:value-type="string" office:string-value="&quot;Location&quot;, &quot;ms-settings:privacy-location&quot;," calcext:value-type="string">
            <text:p>"Location", "ms-settings:privacy-location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ocation Privacy</text:p>
          </table:table-cell>
          <table:table-cell office:value-type="string" calcext:value-type="string">
            <text:p>ms-settings:privacy-location</text:p>
          </table:table-cell>
          <table:table-cell table:formula="of:=CHAR(34) &amp; [.A74] &amp; CHAR(34) &amp; &quot;, &quot; &amp; CHAR(34) &amp; [.B74] &amp; CHAR(34) &amp; &quot;,&quot;" office:value-type="string" office:string-value="&quot;Location Privacy&quot;, &quot;ms-settings:privacy-location&quot;," calcext:value-type="string">
            <text:p>"Location Privacy", "ms-settings:privacy-location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ock Screen</text:p>
          </table:table-cell>
          <table:table-cell office:value-type="string" calcext:value-type="string">
            <text:p>ms-settings:lockscreen</text:p>
          </table:table-cell>
          <table:table-cell table:formula="of:=CHAR(34) &amp; [.A75] &amp; CHAR(34) &amp; &quot;, &quot; &amp; CHAR(34) &amp; [.B75] &amp; CHAR(34) &amp; &quot;,&quot;" office:value-type="string" office:string-value="&quot;Lock Screen&quot;, &quot;ms-settings:lockscreen&quot;," calcext:value-type="string">
            <text:p>"Lock Screen", "ms-settings:lockscreen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icrophone Privacy</text:p>
          </table:table-cell>
          <table:table-cell office:value-type="string" calcext:value-type="string">
            <text:p>ms-settings:privacy-microphone</text:p>
          </table:table-cell>
          <table:table-cell table:formula="of:=CHAR(34) &amp; [.A76] &amp; CHAR(34) &amp; &quot;, &quot; &amp; CHAR(34) &amp; [.B76] &amp; CHAR(34) &amp; &quot;,&quot;" office:value-type="string" office:string-value="&quot;Microphone Privacy&quot;, &quot;ms-settings:privacy-microphone&quot;," calcext:value-type="string">
            <text:p>"Microphone Privacy", "ms-settings:privacy-microphon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string" calcext:value-type="string">
            <text:p>ms-settings:privacy-microphone</text:p>
          </table:table-cell>
          <table:table-cell table:formula="of:=CHAR(34) &amp; [.A77] &amp; CHAR(34) &amp; &quot;, &quot; &amp; CHAR(34) &amp; [.B77] &amp; CHAR(34) &amp; &quot;,&quot;" office:value-type="string" office:string-value="&quot;Microphone&quot;, &quot;ms-settings:privacy-microphone&quot;," calcext:value-type="string">
            <text:p>"Microphone", "ms-settings:privacy-microphon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icrosoft Edge</text:p>
          </table:table-cell>
          <table:table-cell office:value-type="string" calcext:value-type="string">
            <text:p>microsoft-edge:https://www.google.com </text:p>
          </table:table-cell>
          <table:table-cell table:formula="of:=CHAR(34) &amp; [.A78] &amp; CHAR(34) &amp; &quot;, &quot; &amp; CHAR(34) &amp; [.B78] &amp; CHAR(34) &amp; &quot;,&quot;" office:value-type="string" office:string-value="&quot;Microsoft Edge&quot;, &quot;microsoft-edge:https://www.google.com &quot;," calcext:value-type="string">
            <text:p>"Microsoft Edge", "microsoft-edge:https://www.google.com 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icrosoft Store</text:p>
          </table:table-cell>
          <table:table-cell office:value-type="string" calcext:value-type="string">
            <text:p>ms-store:</text:p>
          </table:table-cell>
          <table:table-cell table:formula="of:=CHAR(34) &amp; [.A79] &amp; CHAR(34) &amp; &quot;, &quot; &amp; CHAR(34) &amp; [.B79] &amp; CHAR(34) &amp; &quot;,&quot;" office:value-type="string" office:string-value="&quot;Microsoft Store&quot;, &quot;ms-store:&quot;," calcext:value-type="string">
            <text:p>"Microsoft Store", "ms-store: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obile Hotspot</text:p>
          </table:table-cell>
          <table:table-cell office:value-type="string" calcext:value-type="string">
            <text:p>ms-settings:network-mobilehotspot</text:p>
          </table:table-cell>
          <table:table-cell table:formula="of:=CHAR(34) &amp; [.A80] &amp; CHAR(34) &amp; &quot;, &quot; &amp; CHAR(34) &amp; [.B80] &amp; CHAR(34) &amp; &quot;,&quot;" office:value-type="string" office:string-value="&quot;Mobile Hotspot&quot;, &quot;ms-settings:network-mobilehotspot&quot;," calcext:value-type="string">
            <text:p>"Mobile Hotspot", "ms-settings:network-mobilehotspot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ms-settings:mousetouchpad</text:p>
          </table:table-cell>
          <table:table-cell table:formula="of:=CHAR(34) &amp; [.A81] &amp; CHAR(34) &amp; &quot;, &quot; &amp; CHAR(34) &amp; [.B81] &amp; CHAR(34) &amp; &quot;,&quot;" office:value-type="string" office:string-value="&quot;Mouse&quot;, &quot;ms-settings:mousetouchpad&quot;," calcext:value-type="string">
            <text:p>"Mouse", "ms-settings:mousetouchpad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ms-settings:multitasking</text:p>
          </table:table-cell>
          <table:table-cell table:formula="of:=CHAR(34) &amp; [.A82] &amp; CHAR(34) &amp; &quot;, &quot; &amp; CHAR(34) &amp; [.B82] &amp; CHAR(34) &amp; &quot;,&quot;" office:value-type="string" office:string-value="&quot;Multitasking&quot;, &quot;ms-settings:multitasking&quot;," calcext:value-type="string">
            <text:p>"Multitasking", "ms-settings:multitasking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shell:My Music</text:p>
          </table:table-cell>
          <table:table-cell table:formula="of:=CHAR(34) &amp; [.A83] &amp; CHAR(34) &amp; &quot;, &quot; &amp; CHAR(34) &amp; [.B83] &amp; CHAR(34) &amp; &quot;,&quot;" office:value-type="string" office:string-value="&quot;Music&quot;, &quot;shell:My Music&quot;," calcext:value-type="string">
            <text:p>"Music", "shell:My Music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usic Library</text:p>
          </table:table-cell>
          <table:table-cell office:value-type="string" calcext:value-type="string">
            <text:p>shell:MusicLibrary</text:p>
          </table:table-cell>
          <table:table-cell table:formula="of:=CHAR(34) &amp; [.A84] &amp; CHAR(34) &amp; &quot;, &quot; &amp; CHAR(34) &amp; [.B84] &amp; CHAR(34) &amp; &quot;,&quot;" office:value-type="string" office:string-value="&quot;Music Library&quot;, &quot;shell:MusicLibrary&quot;," calcext:value-type="string">
            <text:p>"Music Library", "shell:MusicLibra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usic Local</text:p>
          </table:table-cell>
          <table:table-cell office:value-type="string" calcext:value-type="string">
            <text:p>shell:Local Music</text:p>
          </table:table-cell>
          <table:table-cell table:formula="of:=CHAR(34) &amp; [.A85] &amp; CHAR(34) &amp; &quot;, &quot; &amp; CHAR(34) &amp; [.B85] &amp; CHAR(34) &amp; &quot;,&quot;" office:value-type="string" office:string-value="&quot;Music Local&quot;, &quot;shell:Local Music&quot;," calcext:value-type="string">
            <text:p>"Music Local", "shell:Local Music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MyComputer Folder</text:p>
          </table:table-cell>
          <table:table-cell office:value-type="string" calcext:value-type="string">
            <text:p>shell:MyComputerFolder</text:p>
          </table:table-cell>
          <table:table-cell table:formula="of:=CHAR(34) &amp; [.A86] &amp; CHAR(34) &amp; &quot;, &quot; &amp; CHAR(34) &amp; [.B86] &amp; CHAR(34) &amp; &quot;,&quot;" office:value-type="string" office:string-value="&quot;MyComputer Folder&quot;, &quot;shell:MyComputerFolder&quot;," calcext:value-type="string">
            <text:p>"MyComputer Folder", "shell:MyComputer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Narrator</text:p>
          </table:table-cell>
          <table:table-cell office:value-type="string" calcext:value-type="string">
            <text:p>ms-settings:easeofaccess-narrator</text:p>
          </table:table-cell>
          <table:table-cell table:formula="of:=CHAR(34) &amp; [.A87] &amp; CHAR(34) &amp; &quot;, &quot; &amp; CHAR(34) &amp; [.B87] &amp; CHAR(34) &amp; &quot;,&quot;" office:value-type="string" office:string-value="&quot;Narrator&quot;, &quot;ms-settings:easeofaccess-narrator&quot;," calcext:value-type="string">
            <text:p>"Narrator", "ms-settings:easeofaccess-narrato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Nearby Sharing</text:p>
          </table:table-cell>
          <table:table-cell office:value-type="string" calcext:value-type="string">
            <text:p>ms-settings:nearbysharing</text:p>
          </table:table-cell>
          <table:table-cell table:formula="of:=CHAR(34) &amp; [.A88] &amp; CHAR(34) &amp; &quot;, &quot; &amp; CHAR(34) &amp; [.B88] &amp; CHAR(34) &amp; &quot;,&quot;" office:value-type="string" office:string-value="&quot;Nearby Sharing&quot;, &quot;ms-settings:nearbysharing&quot;," calcext:value-type="string">
            <text:p>"Nearby Sharing", "ms-settings:nearbysharing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NetHood</text:p>
          </table:table-cell>
          <table:table-cell office:value-type="string" calcext:value-type="string">
            <text:p>shell:NetHood</text:p>
          </table:table-cell>
          <table:table-cell table:formula="of:=CHAR(34) &amp; [.A89] &amp; CHAR(34) &amp; &quot;, &quot; &amp; CHAR(34) &amp; [.B89] &amp; CHAR(34) &amp; &quot;,&quot;" office:value-type="string" office:string-value="&quot;NetHood&quot;, &quot;shell:NetHood&quot;," calcext:value-type="string">
            <text:p>"NetHood", "shell:NetHood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Network Status</text:p>
          </table:table-cell>
          <table:table-cell office:value-type="string" calcext:value-type="string">
            <text:p>ms-settings:network</text:p>
          </table:table-cell>
          <table:table-cell table:formula="of:=CHAR(34) &amp; [.A90] &amp; CHAR(34) &amp; &quot;, &quot; &amp; CHAR(34) &amp; [.B90] &amp; CHAR(34) &amp; &quot;,&quot;" office:value-type="string" office:string-value="&quot;Network Status&quot;, &quot;ms-settings:network&quot;," calcext:value-type="string">
            <text:p>"Network Status", "ms-settings:network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Network Places Folder</text:p>
          </table:table-cell>
          <table:table-cell office:value-type="string" calcext:value-type="string">
            <text:p>shell:NetworkPlacesFolder</text:p>
          </table:table-cell>
          <table:table-cell table:formula="of:=CHAR(34) &amp; [.A91] &amp; CHAR(34) &amp; &quot;, &quot; &amp; CHAR(34) &amp; [.B91] &amp; CHAR(34) &amp; &quot;,&quot;" office:value-type="string" office:string-value="&quot;Network Places Folder&quot;, &quot;shell:NetworkPlacesFolder&quot;," calcext:value-type="string">
            <text:p>"Network Places Folder", "shell:NetworkPlace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ms-settings:notifications</text:p>
          </table:table-cell>
          <table:table-cell table:formula="of:=CHAR(34) &amp; [.A92] &amp; CHAR(34) &amp; &quot;, &quot; &amp; CHAR(34) &amp; [.B92] &amp; CHAR(34) &amp; &quot;,&quot;" office:value-type="string" office:string-value="&quot;Notifications&quot;, &quot;ms-settings:notifications&quot;," calcext:value-type="string">
            <text:p>"Notifications", "ms-settings:notification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OEM Links</text:p>
          </table:table-cell>
          <table:table-cell office:value-type="string" calcext:value-type="string">
            <text:p>shell:OEM Links</text:p>
          </table:table-cell>
          <table:table-cell table:formula="of:=CHAR(34) &amp; [.A93] &amp; CHAR(34) &amp; &quot;, &quot; &amp; CHAR(34) &amp; [.B93] &amp; CHAR(34) &amp; &quot;,&quot;" office:value-type="string" office:string-value="&quot;OEM Links&quot;, &quot;shell:OEM Links&quot;," calcext:value-type="string">
            <text:p>"OEM Links", "shell:OEM Link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Offline Maps</text:p>
          </table:table-cell>
          <table:table-cell office:value-type="string" calcext:value-type="string">
            <text:p>ms-settings:maps</text:p>
          </table:table-cell>
          <table:table-cell table:formula="of:=CHAR(34) &amp; [.A94] &amp; CHAR(34) &amp; &quot;, &quot; &amp; CHAR(34) &amp; [.B94] &amp; CHAR(34) &amp; &quot;,&quot;" office:value-type="string" office:string-value="&quot;Offline Maps&quot;, &quot;ms-settings:maps&quot;," calcext:value-type="string">
            <text:p>"Offline Maps", "ms-settings:map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OneDrive</text:p>
          </table:table-cell>
          <table:table-cell office:value-type="string" calcext:value-type="string">
            <text:p>shell:OneDrive</text:p>
          </table:table-cell>
          <table:table-cell table:formula="of:=CHAR(34) &amp; [.A95] &amp; CHAR(34) &amp; &quot;, &quot; &amp; CHAR(34) &amp; [.B95] &amp; CHAR(34) &amp; &quot;,&quot;" office:value-type="string" office:string-value="&quot;OneDrive&quot;, &quot;shell:OneDrive&quot;," calcext:value-type="string">
            <text:p>"OneDrive", "shell:OneDriv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OneDriveCameraRoll</text:p>
          </table:table-cell>
          <table:table-cell office:value-type="string" calcext:value-type="string">
            <text:p>shell:OneDriveCameraRoll</text:p>
          </table:table-cell>
          <table:table-cell table:formula="of:=CHAR(34) &amp; [.A96] &amp; CHAR(34) &amp; &quot;, &quot; &amp; CHAR(34) &amp; [.B96] &amp; CHAR(34) &amp; &quot;,&quot;" office:value-type="string" office:string-value="&quot;OneDriveCameraRoll&quot;, &quot;shell:OneDriveCameraRoll&quot;," calcext:value-type="string">
            <text:p>"OneDriveCameraRoll", "shell:OneDriveCameraRoll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OneDriveDocuments</text:p>
          </table:table-cell>
          <table:table-cell office:value-type="string" calcext:value-type="string">
            <text:p>shell:OneDriveDocuments</text:p>
          </table:table-cell>
          <table:table-cell table:formula="of:=CHAR(34) &amp; [.A97] &amp; CHAR(34) &amp; &quot;, &quot; &amp; CHAR(34) &amp; [.B97] &amp; CHAR(34) &amp; &quot;,&quot;" office:value-type="string" office:string-value="&quot;OneDriveDocuments&quot;, &quot;shell:OneDriveDocuments&quot;," calcext:value-type="string">
            <text:p>"OneDriveDocuments", "shell:OneDriveDocumen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OneDriveMusic</text:p>
          </table:table-cell>
          <table:table-cell office:value-type="string" calcext:value-type="string">
            <text:p>shell:OneDriveMusic</text:p>
          </table:table-cell>
          <table:table-cell table:formula="of:=CHAR(34) &amp; [.A98] &amp; CHAR(34) &amp; &quot;, &quot; &amp; CHAR(34) &amp; [.B98] &amp; CHAR(34) &amp; &quot;,&quot;" office:value-type="string" office:string-value="&quot;OneDriveMusic&quot;, &quot;shell:OneDriveMusic&quot;," calcext:value-type="string">
            <text:p>"OneDriveMusic", "shell:OneDriveMusic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OneDrivePictures</text:p>
          </table:table-cell>
          <table:table-cell office:value-type="string" calcext:value-type="string">
            <text:p>shell:OneDrivePictures</text:p>
          </table:table-cell>
          <table:table-cell table:formula="of:=CHAR(34) &amp; [.A99] &amp; CHAR(34) &amp; &quot;, &quot; &amp; CHAR(34) &amp; [.B99] &amp; CHAR(34) &amp; &quot;,&quot;" office:value-type="string" office:string-value="&quot;OneDrivePictures&quot;, &quot;shell:OneDrivePictures&quot;," calcext:value-type="string">
            <text:p>"OneDrivePictures", "shell:OneDrivePictur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Original Images</text:p>
          </table:table-cell>
          <table:table-cell office:value-type="string" calcext:value-type="string">
            <text:p>shell:Original Images</text:p>
          </table:table-cell>
          <table:table-cell table:formula="of:=CHAR(34) &amp; [.A100] &amp; CHAR(34) &amp; &quot;, &quot; &amp; CHAR(34) &amp; [.B100] &amp; CHAR(34) &amp; &quot;,&quot;" office:value-type="string" office:string-value="&quot;Original Images&quot;, &quot;shell:Original Images&quot;," calcext:value-type="string">
            <text:p>"Original Images", "shell:Original Imag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hell:Personal</text:p>
          </table:table-cell>
          <table:table-cell table:formula="of:=CHAR(34) &amp; [.A101] &amp; CHAR(34) &amp; &quot;, &quot; &amp; CHAR(34) &amp; [.B101] &amp; CHAR(34) &amp; &quot;,&quot;" office:value-type="string" office:string-value="&quot;Personal&quot;, &quot;shell:Personal&quot;," calcext:value-type="string">
            <text:p>"Personal", "shell:Personal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hotos</text:p>
          </table:table-cell>
          <table:table-cell office:value-type="string" calcext:value-type="string">
            <text:p>ms-photos:</text:p>
          </table:table-cell>
          <table:table-cell table:formula="of:=CHAR(34) &amp; [.A102] &amp; CHAR(34) &amp; &quot;, &quot; &amp; CHAR(34) &amp; [.B102] &amp; CHAR(34) &amp; &quot;,&quot;" office:value-type="string" office:string-value="&quot;Photos&quot;, &quot;ms-photos:&quot;," calcext:value-type="string">
            <text:p>"Photos", "ms-photos: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shell:My Pictures</text:p>
          </table:table-cell>
          <table:table-cell table:formula="of:=CHAR(34) &amp; [.A103] &amp; CHAR(34) &amp; &quot;, &quot; &amp; CHAR(34) &amp; [.B103] &amp; CHAR(34) &amp; &quot;,&quot;" office:value-type="string" office:string-value="&quot;Pictures&quot;, &quot;shell:My Pictures&quot;," calcext:value-type="string">
            <text:p>"Pictures", "shell:My Pictur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ictures Library</text:p>
          </table:table-cell>
          <table:table-cell office:value-type="string" calcext:value-type="string">
            <text:p>shell:PicturesLibrary</text:p>
          </table:table-cell>
          <table:table-cell table:formula="of:=CHAR(34) &amp; [.A104] &amp; CHAR(34) &amp; &quot;, &quot; &amp; CHAR(34) &amp; [.B104] &amp; CHAR(34) &amp; &quot;,&quot;" office:value-type="string" office:string-value="&quot;Pictures Library&quot;, &quot;shell:PicturesLibrary&quot;," calcext:value-type="string">
            <text:p>"Pictures Library", "shell:PicturesLibra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ictures Local</text:p>
          </table:table-cell>
          <table:table-cell office:value-type="string" calcext:value-type="string">
            <text:p>shell:Local Pictures</text:p>
          </table:table-cell>
          <table:table-cell table:formula="of:=CHAR(34) &amp; [.A105] &amp; CHAR(34) &amp; &quot;, &quot; &amp; CHAR(34) &amp; [.B105] &amp; CHAR(34) &amp; &quot;,&quot;" office:value-type="string" office:string-value="&quot;Pictures Local&quot;, &quot;shell:Local Pictures&quot;," calcext:value-type="string">
            <text:p>"Pictures Local", "shell:Local Pictur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laylists</text:p>
          </table:table-cell>
          <table:table-cell office:value-type="string" calcext:value-type="string">
            <text:p>shell:Playlists</text:p>
          </table:table-cell>
          <table:table-cell table:formula="of:=CHAR(34) &amp; [.A106] &amp; CHAR(34) &amp; &quot;, &quot; &amp; CHAR(34) &amp; [.B106] &amp; CHAR(34) &amp; &quot;,&quot;" office:value-type="string" office:string-value="&quot;Playlists&quot;, &quot;shell:Playlists&quot;," calcext:value-type="string">
            <text:p>"Playlists", "shell:Playlis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ower &amp; Battery</text:p>
          </table:table-cell>
          <table:table-cell office:value-type="string" calcext:value-type="string">
            <text:p>ms-settings:powersleep</text:p>
          </table:table-cell>
          <table:table-cell table:formula="of:=CHAR(34) &amp; [.A107] &amp; CHAR(34) &amp; &quot;, &quot; &amp; CHAR(34) &amp; [.B107] &amp; CHAR(34) &amp; &quot;,&quot;" office:value-type="string" office:string-value="&quot;Power &amp; Battery&quot;, &quot;ms-settings:powersleep&quot;," calcext:value-type="string">
            <text:p>"Power &amp; Battery", "ms-settings:powersleep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inters &amp; Scanners</text:p>
          </table:table-cell>
          <table:table-cell office:value-type="string" calcext:value-type="string">
            <text:p>ms-settings:printers</text:p>
          </table:table-cell>
          <table:table-cell table:formula="of:=CHAR(34) &amp; [.A108] &amp; CHAR(34) &amp; &quot;, &quot; &amp; CHAR(34) &amp; [.B108] &amp; CHAR(34) &amp; &quot;,&quot;" office:value-type="string" office:string-value="&quot;Printers &amp; Scanners&quot;, &quot;ms-settings:printers&quot;," calcext:value-type="string">
            <text:p>"Printers &amp; Scanners", "ms-settings:printer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inters Folder</text:p>
          </table:table-cell>
          <table:table-cell office:value-type="string" calcext:value-type="string">
            <text:p>shell:PrintersFolder</text:p>
          </table:table-cell>
          <table:table-cell table:formula="of:=CHAR(34) &amp; [.A109] &amp; CHAR(34) &amp; &quot;, &quot; &amp; CHAR(34) &amp; [.B109] &amp; CHAR(34) &amp; &quot;,&quot;" office:value-type="string" office:string-value="&quot;Printers Folder&quot;, &quot;shell:PrintersFolder&quot;," calcext:value-type="string">
            <text:p>"Printers Folder", "shell:Printer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int Hood</text:p>
          </table:table-cell>
          <table:table-cell office:value-type="string" calcext:value-type="string">
            <text:p>shell:PrintHood</text:p>
          </table:table-cell>
          <table:table-cell table:formula="of:=CHAR(34) &amp; [.A110] &amp; CHAR(34) &amp; &quot;, &quot; &amp; CHAR(34) &amp; [.B110] &amp; CHAR(34) &amp; &quot;,&quot;" office:value-type="string" office:string-value="&quot;Print Hood&quot;, &quot;shell:PrintHood&quot;," calcext:value-type="string">
            <text:p>"Print Hood", "shell:PrintHood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ivacy</text:p>
          </table:table-cell>
          <table:table-cell office:value-type="string" calcext:value-type="string">
            <text:p>ms-settings:privacy-location</text:p>
          </table:table-cell>
          <table:table-cell table:formula="of:=CHAR(34) &amp; [.A111] &amp; CHAR(34) &amp; &quot;, &quot; &amp; CHAR(34) &amp; [.B111] &amp; CHAR(34) &amp; &quot;,&quot;" office:value-type="string" office:string-value="&quot;Privacy&quot;, &quot;ms-settings:privacy-location&quot;," calcext:value-type="string">
            <text:p>"Privacy", "ms-settings:privacy-location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shell:Profile</text:p>
          </table:table-cell>
          <table:table-cell table:formula="of:=CHAR(34) &amp; [.A112] &amp; CHAR(34) &amp; &quot;, &quot; &amp; CHAR(34) &amp; [.B112] &amp; CHAR(34) &amp; &quot;,&quot;" office:value-type="string" office:string-value="&quot;Profile&quot;, &quot;shell:Profile&quot;," calcext:value-type="string">
            <text:p>"Profile", "shell:Profil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gram Files</text:p>
          </table:table-cell>
          <table:table-cell office:value-type="string" calcext:value-type="string">
            <text:p>shell:ProgramFiles</text:p>
          </table:table-cell>
          <table:table-cell table:formula="of:=CHAR(34) &amp; [.A113] &amp; CHAR(34) &amp; &quot;, &quot; &amp; CHAR(34) &amp; [.B113] &amp; CHAR(34) &amp; &quot;,&quot;" office:value-type="string" office:string-value="&quot;Program Files&quot;, &quot;shell:ProgramFiles&quot;," calcext:value-type="string">
            <text:p>"Program Files", "shell:ProgramFil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gram Files (x86)</text:p>
          </table:table-cell>
          <table:table-cell office:value-type="string" calcext:value-type="string">
            <text:p>shell:ProgramFilesX86</text:p>
          </table:table-cell>
          <table:table-cell table:formula="of:=CHAR(34) &amp; [.A114] &amp; CHAR(34) &amp; &quot;, &quot; &amp; CHAR(34) &amp; [.B114] &amp; CHAR(34) &amp; &quot;,&quot;" office:value-type="string" office:string-value="&quot;Program Files (x86)&quot;, &quot;shell:ProgramFilesX86&quot;," calcext:value-type="string">
            <text:p>"Program Files (x86)", "shell:ProgramFilesX86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gramFilesCommon</text:p>
          </table:table-cell>
          <table:table-cell office:value-type="string" calcext:value-type="string">
            <text:p>shell:ProgramFilesCommon</text:p>
          </table:table-cell>
          <table:table-cell table:formula="of:=CHAR(34) &amp; [.A115] &amp; CHAR(34) &amp; &quot;, &quot; &amp; CHAR(34) &amp; [.B115] &amp; CHAR(34) &amp; &quot;,&quot;" office:value-type="string" office:string-value="&quot;ProgramFilesCommon&quot;, &quot;shell:ProgramFilesCommon&quot;," calcext:value-type="string">
            <text:p>"ProgramFilesCommon", "shell:ProgramFilesCommon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gramFilesCommonX64</text:p>
          </table:table-cell>
          <table:table-cell office:value-type="string" calcext:value-type="string">
            <text:p>shell:ProgramFilesCommonX64</text:p>
          </table:table-cell>
          <table:table-cell table:formula="of:=CHAR(34) &amp; [.A116] &amp; CHAR(34) &amp; &quot;, &quot; &amp; CHAR(34) &amp; [.B116] &amp; CHAR(34) &amp; &quot;,&quot;" office:value-type="string" office:string-value="&quot;ProgramFilesCommonX64&quot;, &quot;shell:ProgramFilesCommonX64&quot;," calcext:value-type="string">
            <text:p>"ProgramFilesCommonX64", "shell:ProgramFilesCommonX64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gramFilesCommonX86</text:p>
          </table:table-cell>
          <table:table-cell office:value-type="string" calcext:value-type="string">
            <text:p>shell:ProgramFilesCommonX86</text:p>
          </table:table-cell>
          <table:table-cell table:formula="of:=CHAR(34) &amp; [.A117] &amp; CHAR(34) &amp; &quot;, &quot; &amp; CHAR(34) &amp; [.B117] &amp; CHAR(34) &amp; &quot;,&quot;" office:value-type="string" office:string-value="&quot;ProgramFilesCommonX86&quot;, &quot;shell:ProgramFilesCommonX86&quot;," calcext:value-type="string">
            <text:p>"ProgramFilesCommonX86", "shell:ProgramFilesCommonX86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gramFilesX64</text:p>
          </table:table-cell>
          <table:table-cell office:value-type="string" calcext:value-type="string">
            <text:p>shell:ProgramFilesX64</text:p>
          </table:table-cell>
          <table:table-cell table:formula="of:=CHAR(34) &amp; [.A118] &amp; CHAR(34) &amp; &quot;, &quot; &amp; CHAR(34) &amp; [.B118] &amp; CHAR(34) &amp; &quot;,&quot;" office:value-type="string" office:string-value="&quot;ProgramFilesX64&quot;, &quot;shell:ProgramFilesX64&quot;," calcext:value-type="string">
            <text:p>"ProgramFilesX64", "shell:ProgramFilesX64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grams</text:p>
          </table:table-cell>
          <table:table-cell office:value-type="string" calcext:value-type="string">
            <text:p>shell:Programs</text:p>
          </table:table-cell>
          <table:table-cell table:formula="of:=CHAR(34) &amp; [.A119] &amp; CHAR(34) &amp; &quot;, &quot; &amp; CHAR(34) &amp; [.B119] &amp; CHAR(34) &amp; &quot;,&quot;" office:value-type="string" office:string-value="&quot;Programs&quot;, &quot;shell:Programs&quot;," calcext:value-type="string">
            <text:p>"Programs", "shell:Program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grams Common</text:p>
          </table:table-cell>
          <table:table-cell office:value-type="string" calcext:value-type="string">
            <text:p>shell:Common Programs</text:p>
          </table:table-cell>
          <table:table-cell table:formula="of:=CHAR(34) &amp; [.A120] &amp; CHAR(34) &amp; &quot;, &quot; &amp; CHAR(34) &amp; [.B120] &amp; CHAR(34) &amp; &quot;,&quot;" office:value-type="string" office:string-value="&quot;Programs Common&quot;, &quot;shell:Common Programs&quot;," calcext:value-type="string">
            <text:p>"Programs Common", "shell:Common Program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ms-settings:network-proxy</text:p>
          </table:table-cell>
          <table:table-cell table:formula="of:=CHAR(34) &amp; [.A121] &amp; CHAR(34) &amp; &quot;, &quot; &amp; CHAR(34) &amp; [.B121] &amp; CHAR(34) &amp; &quot;,&quot;" office:value-type="string" office:string-value="&quot;Proxy&quot;, &quot;ms-settings:network-proxy&quot;," calcext:value-type="string">
            <text:p>"Proxy", "ms-settings:network-prox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hell:Public</text:p>
          </table:table-cell>
          <table:table-cell table:formula="of:=CHAR(34) &amp; [.A122] &amp; CHAR(34) &amp; &quot;, &quot; &amp; CHAR(34) &amp; [.B122] &amp; CHAR(34) &amp; &quot;,&quot;" office:value-type="string" office:string-value="&quot;Public&quot;, &quot;shell:Public&quot;," calcext:value-type="string">
            <text:p>"Public", "shell:Public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 Account Pictures</text:p>
          </table:table-cell>
          <table:table-cell office:value-type="string" calcext:value-type="string">
            <text:p>shell:PublicAccountPictures</text:p>
          </table:table-cell>
          <table:table-cell table:formula="of:=CHAR(34) &amp; [.A123] &amp; CHAR(34) &amp; &quot;, &quot; &amp; CHAR(34) &amp; [.B123] &amp; CHAR(34) &amp; &quot;,&quot;" office:value-type="string" office:string-value="&quot;Public Account Pictures&quot;, &quot;shell:PublicAccountPictures&quot;," calcext:value-type="string">
            <text:p>"Public Account Pictures", "shell:PublicAccountPictur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 Desktop</text:p>
          </table:table-cell>
          <table:table-cell office:value-type="string" calcext:value-type="string">
            <text:p>shell:Common Desktop</text:p>
          </table:table-cell>
          <table:table-cell table:formula="of:=CHAR(34) &amp; [.A124] &amp; CHAR(34) &amp; &quot;, &quot; &amp; CHAR(34) &amp; [.B124] &amp; CHAR(34) &amp; &quot;,&quot;" office:value-type="string" office:string-value="&quot;Public Desktop&quot;, &quot;shell:Common Desktop&quot;," calcext:value-type="string">
            <text:p>"Public Desktop", "shell:Common Desktop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 Documents</text:p>
          </table:table-cell>
          <table:table-cell office:value-type="string" calcext:value-type="string">
            <text:p>shell:Common Documents</text:p>
          </table:table-cell>
          <table:table-cell table:formula="of:=CHAR(34) &amp; [.A125] &amp; CHAR(34) &amp; &quot;, &quot; &amp; CHAR(34) &amp; [.B125] &amp; CHAR(34) &amp; &quot;,&quot;" office:value-type="string" office:string-value="&quot;Public Documents&quot;, &quot;shell:Common Documents&quot;," calcext:value-type="string">
            <text:p>"Public Documents", "shell:Common Documen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 Downloads</text:p>
          </table:table-cell>
          <table:table-cell office:value-type="string" calcext:value-type="string">
            <text:p>shell:CommonDownloads</text:p>
          </table:table-cell>
          <table:table-cell table:formula="of:=CHAR(34) &amp; [.A126] &amp; CHAR(34) &amp; &quot;, &quot; &amp; CHAR(34) &amp; [.B126] &amp; CHAR(34) &amp; &quot;,&quot;" office:value-type="string" office:string-value="&quot;Public Downloads&quot;, &quot;shell:CommonDownloads&quot;," calcext:value-type="string">
            <text:p>"Public Downloads", "shell:CommonDownload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 Game Tasks</text:p>
          </table:table-cell>
          <table:table-cell office:value-type="string" calcext:value-type="string">
            <text:p>shell:PublicGameTasks</text:p>
          </table:table-cell>
          <table:table-cell table:formula="of:=CHAR(34) &amp; [.A127] &amp; CHAR(34) &amp; &quot;, &quot; &amp; CHAR(34) &amp; [.B127] &amp; CHAR(34) &amp; &quot;,&quot;" office:value-type="string" office:string-value="&quot;Public Game Tasks&quot;, &quot;shell:PublicGameTasks&quot;," calcext:value-type="string">
            <text:p>"Public Game Tasks", "shell:PublicGameTask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 Libraries</text:p>
          </table:table-cell>
          <table:table-cell office:value-type="string" calcext:value-type="string">
            <text:p>shell:PublicLibraries</text:p>
          </table:table-cell>
          <table:table-cell table:formula="of:=CHAR(34) &amp; [.A128] &amp; CHAR(34) &amp; &quot;, &quot; &amp; CHAR(34) &amp; [.B128] &amp; CHAR(34) &amp; &quot;,&quot;" office:value-type="string" office:string-value="&quot;Public Libraries&quot;, &quot;shell:PublicLibraries&quot;," calcext:value-type="string">
            <text:p>"Public Libraries", "shell:PublicLibrari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 Music</text:p>
          </table:table-cell>
          <table:table-cell office:value-type="string" calcext:value-type="string">
            <text:p>shell:CommonMusic</text:p>
          </table:table-cell>
          <table:table-cell table:formula="of:=CHAR(34) &amp; [.A129] &amp; CHAR(34) &amp; &quot;, &quot; &amp; CHAR(34) &amp; [.B129] &amp; CHAR(34) &amp; &quot;,&quot;" office:value-type="string" office:string-value="&quot;Public Music&quot;, &quot;shell:CommonMusic&quot;," calcext:value-type="string">
            <text:p>"Public Music", "shell:CommonMusic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 Pictures</text:p>
          </table:table-cell>
          <table:table-cell office:value-type="string" calcext:value-type="string">
            <text:p>shell:CommonPictures</text:p>
          </table:table-cell>
          <table:table-cell table:formula="of:=CHAR(34) &amp; [.A130] &amp; CHAR(34) &amp; &quot;, &quot; &amp; CHAR(34) &amp; [.B130] &amp; CHAR(34) &amp; &quot;,&quot;" office:value-type="string" office:string-value="&quot;Public Pictures&quot;, &quot;shell:CommonPictures&quot;," calcext:value-type="string">
            <text:p>"Public Pictures", "shell:CommonPictur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Public Videos</text:p>
          </table:table-cell>
          <table:table-cell office:value-type="string" calcext:value-type="string">
            <text:p>shell:CommonVideo</text:p>
          </table:table-cell>
          <table:table-cell table:formula="of:=CHAR(34) &amp; [.A131] &amp; CHAR(34) &amp; &quot;, &quot; &amp; CHAR(34) &amp; [.B131] &amp; CHAR(34) &amp; &quot;,&quot;" office:value-type="string" office:string-value="&quot;Public Videos&quot;, &quot;shell:CommonVideo&quot;," calcext:value-type="string">
            <text:p>"Public Videos", "shell:CommonVideo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Quick Launch</text:p>
          </table:table-cell>
          <table:table-cell office:value-type="string" calcext:value-type="string">
            <text:p>shell:Quick Launch</text:p>
          </table:table-cell>
          <table:table-cell table:formula="of:=CHAR(34) &amp; [.A132] &amp; CHAR(34) &amp; &quot;, &quot; &amp; CHAR(34) &amp; [.B132] &amp; CHAR(34) &amp; &quot;,&quot;" office:value-type="string" office:string-value="&quot;Quick Launch&quot;, &quot;shell:Quick Launch&quot;," calcext:value-type="string">
            <text:p>"Quick Launch", "shell:Quick Launch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ecent Items</text:p>
          </table:table-cell>
          <table:table-cell office:value-type="string" calcext:value-type="string">
            <text:p>shell:Recent</text:p>
          </table:table-cell>
          <table:table-cell table:formula="of:=CHAR(34) &amp; [.A133] &amp; CHAR(34) &amp; &quot;, &quot; &amp; CHAR(34) &amp; [.B133] &amp; CHAR(34) &amp; &quot;,&quot;" office:value-type="string" office:string-value="&quot;Recent Items&quot;, &quot;shell:Recent&quot;," calcext:value-type="string">
            <text:p>"Recent Items", "shell:Recent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ecorded Calls</text:p>
          </table:table-cell>
          <table:table-cell office:value-type="string" calcext:value-type="string">
            <text:p>shell:Recorded Calls</text:p>
          </table:table-cell>
          <table:table-cell table:formula="of:=CHAR(34) &amp; [.A134] &amp; CHAR(34) &amp; &quot;, &quot; &amp; CHAR(34) &amp; [.B134] &amp; CHAR(34) &amp; &quot;,&quot;" office:value-type="string" office:string-value="&quot;Recorded Calls&quot;, &quot;shell:Recorded Calls&quot;," calcext:value-type="string">
            <text:p>"Recorded Calls", "shell:Recorded Call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ecorded TV</text:p>
          </table:table-cell>
          <table:table-cell office:value-type="string" calcext:value-type="string">
            <text:p>shell:RecordedTVLibrary</text:p>
          </table:table-cell>
          <table:table-cell table:formula="of:=CHAR(34) &amp; [.A135] &amp; CHAR(34) &amp; &quot;, &quot; &amp; CHAR(34) &amp; [.B135] &amp; CHAR(34) &amp; &quot;,&quot;" office:value-type="string" office:string-value="&quot;Recorded TV&quot;, &quot;shell:RecordedTVLibrary&quot;," calcext:value-type="string">
            <text:p>"Recorded TV", "shell:RecordedTVLibra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ms-settings:recovery</text:p>
          </table:table-cell>
          <table:table-cell table:formula="of:=CHAR(34) &amp; [.A136] &amp; CHAR(34) &amp; &quot;, &quot; &amp; CHAR(34) &amp; [.B136] &amp; CHAR(34) &amp; &quot;,&quot;" office:value-type="string" office:string-value="&quot;Recovery&quot;, &quot;ms-settings:recovery&quot;," calcext:value-type="string">
            <text:p>"Recovery", "ms-settings:recove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ecycle Bin</text:p>
          </table:table-cell>
          <table:table-cell office:value-type="string" calcext:value-type="string">
            <text:p>shell:RecycleBinFolder</text:p>
          </table:table-cell>
          <table:table-cell table:formula="of:=CHAR(34) &amp; [.A137] &amp; CHAR(34) &amp; &quot;, &quot; &amp; CHAR(34) &amp; [.B137] &amp; CHAR(34) &amp; &quot;,&quot;" office:value-type="string" office:string-value="&quot;Recycle Bin&quot;, &quot;shell:RecycleBinFolder&quot;," calcext:value-type="string">
            <text:p>"Recycle Bin", "shell:RecycleBin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esource Dir</text:p>
          </table:table-cell>
          <table:table-cell office:value-type="string" calcext:value-type="string">
            <text:p>shell:ResourceDir</text:p>
          </table:table-cell>
          <table:table-cell table:formula="of:=CHAR(34) &amp; [.A138] &amp; CHAR(34) &amp; &quot;, &quot; &amp; CHAR(34) &amp; [.B138] &amp; CHAR(34) &amp; &quot;,&quot;" office:value-type="string" office:string-value="&quot;Resource Dir&quot;, &quot;shell:ResourceDir&quot;," calcext:value-type="string">
            <text:p>"Resource Dir", "shell:ResourceDi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etail Demo</text:p>
          </table:table-cell>
          <table:table-cell office:value-type="string" calcext:value-type="string">
            <text:p>shell:Retail Demo</text:p>
          </table:table-cell>
          <table:table-cell table:formula="of:=CHAR(34) &amp; [.A139] &amp; CHAR(34) &amp; &quot;, &quot; &amp; CHAR(34) &amp; [.B139] &amp; CHAR(34) &amp; &quot;,&quot;" office:value-type="string" office:string-value="&quot;Retail Demo&quot;, &quot;shell:Retail Demo&quot;," calcext:value-type="string">
            <text:p>"Retail Demo", "shell:Retail Demo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ingtones</text:p>
          </table:table-cell>
          <table:table-cell office:value-type="string" calcext:value-type="string">
            <text:p>shell:Ringtones</text:p>
          </table:table-cell>
          <table:table-cell table:formula="of:=CHAR(34) &amp; [.A140] &amp; CHAR(34) &amp; &quot;, &quot; &amp; CHAR(34) &amp; [.B140] &amp; CHAR(34) &amp; &quot;,&quot;" office:value-type="string" office:string-value="&quot;Ringtones&quot;, &quot;shell:Ringtones&quot;," calcext:value-type="string">
            <text:p>"Ringtones", "shell:Rington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oamed Tile Images</text:p>
          </table:table-cell>
          <table:table-cell office:value-type="string" calcext:value-type="string">
            <text:p>shell:Roamed Tile Images</text:p>
          </table:table-cell>
          <table:table-cell table:formula="of:=CHAR(34) &amp; [.A141] &amp; CHAR(34) &amp; &quot;, &quot; &amp; CHAR(34) &amp; [.B141] &amp; CHAR(34) &amp; &quot;,&quot;" office:value-type="string" office:string-value="&quot;Roamed Tile Images&quot;, &quot;shell:Roamed Tile Images&quot;," calcext:value-type="string">
            <text:p>"Roamed Tile Images", "shell:Roamed Tile Imag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Roaming Tiles</text:p>
          </table:table-cell>
          <table:table-cell office:value-type="string" calcext:value-type="string">
            <text:p>shell:Roaming Tiles</text:p>
          </table:table-cell>
          <table:table-cell table:formula="of:=CHAR(34) &amp; [.A142] &amp; CHAR(34) &amp; &quot;, &quot; &amp; CHAR(34) &amp; [.B142] &amp; CHAR(34) &amp; &quot;,&quot;" office:value-type="string" office:string-value="&quot;Roaming Tiles&quot;, &quot;shell:Roaming Tiles&quot;," calcext:value-type="string">
            <text:p>"Roaming Tiles", "shell:Roaming Til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aved Games</text:p>
          </table:table-cell>
          <table:table-cell office:value-type="string" calcext:value-type="string">
            <text:p>shell:SavedGames</text:p>
          </table:table-cell>
          <table:table-cell table:formula="of:=CHAR(34) &amp; [.A143] &amp; CHAR(34) &amp; &quot;, &quot; &amp; CHAR(34) &amp; [.B143] &amp; CHAR(34) &amp; &quot;,&quot;" office:value-type="string" office:string-value="&quot;Saved Games&quot;, &quot;shell:SavedGames&quot;," calcext:value-type="string">
            <text:p>"Saved Games", "shell:SavedGam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aved Pictures</text:p>
          </table:table-cell>
          <table:table-cell office:value-type="string" calcext:value-type="string">
            <text:p>shell:SavedPictures</text:p>
          </table:table-cell>
          <table:table-cell table:formula="of:=CHAR(34) &amp; [.A144] &amp; CHAR(34) &amp; &quot;, &quot; &amp; CHAR(34) &amp; [.B144] &amp; CHAR(34) &amp; &quot;,&quot;" office:value-type="string" office:string-value="&quot;Saved Pictures&quot;, &quot;shell:SavedPictures&quot;," calcext:value-type="string">
            <text:p>"Saved Pictures", "shell:SavedPictur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aved Pictures Library</text:p>
          </table:table-cell>
          <table:table-cell office:value-type="string" calcext:value-type="string">
            <text:p>shell:SavedPicturesLibrary</text:p>
          </table:table-cell>
          <table:table-cell table:formula="of:=CHAR(34) &amp; [.A145] &amp; CHAR(34) &amp; &quot;, &quot; &amp; CHAR(34) &amp; [.B145] &amp; CHAR(34) &amp; &quot;,&quot;" office:value-type="string" office:string-value="&quot;Saved Pictures Library&quot;, &quot;shell:SavedPicturesLibrary&quot;," calcext:value-type="string">
            <text:p>"Saved Pictures Library", "shell:SavedPicturesLibra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creenshots</text:p>
          </table:table-cell>
          <table:table-cell office:value-type="string" calcext:value-type="string">
            <text:p>shell:Screenshots</text:p>
          </table:table-cell>
          <table:table-cell table:formula="of:=CHAR(34) &amp; [.A146] &amp; CHAR(34) &amp; &quot;, &quot; &amp; CHAR(34) &amp; [.B146] &amp; CHAR(34) &amp; &quot;,&quot;" office:value-type="string" office:string-value="&quot;Screenshots&quot;, &quot;shell:Screenshots&quot;," calcext:value-type="string">
            <text:p>"Screenshots", "shell:Screensho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earch History Folder</text:p>
          </table:table-cell>
          <table:table-cell office:value-type="string" calcext:value-type="string">
            <text:p>shell:SearchHistoryFolder</text:p>
          </table:table-cell>
          <table:table-cell table:formula="of:=CHAR(34) &amp; [.A147] &amp; CHAR(34) &amp; &quot;, &quot; &amp; CHAR(34) &amp; [.B147] &amp; CHAR(34) &amp; &quot;,&quot;" office:value-type="string" office:string-value="&quot;Search History Folder&quot;, &quot;shell:SearchHistoryFolder&quot;," calcext:value-type="string">
            <text:p>"Search History Folder", "shell:SearchHistory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earch Home Folder</text:p>
          </table:table-cell>
          <table:table-cell office:value-type="string" calcext:value-type="string">
            <text:p>shell:SearchHomeFolder</text:p>
          </table:table-cell>
          <table:table-cell table:formula="of:=CHAR(34) &amp; [.A148] &amp; CHAR(34) &amp; &quot;, &quot; &amp; CHAR(34) &amp; [.B148] &amp; CHAR(34) &amp; &quot;,&quot;" office:value-type="string" office:string-value="&quot;Search Home Folder&quot;, &quot;shell:SearchHomeFolder&quot;," calcext:value-type="string">
            <text:p>"Search Home Folder", "shell:SearchHome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earch Templates Folder</text:p>
          </table:table-cell>
          <table:table-cell office:value-type="string" calcext:value-type="string">
            <text:p>shell:SearchTemplatesFolder</text:p>
          </table:table-cell>
          <table:table-cell table:formula="of:=CHAR(34) &amp; [.A149] &amp; CHAR(34) &amp; &quot;, &quot; &amp; CHAR(34) &amp; [.B149] &amp; CHAR(34) &amp; &quot;,&quot;" office:value-type="string" office:string-value="&quot;Search Templates Folder&quot;, &quot;shell:SearchTemplatesFolder&quot;," calcext:value-type="string">
            <text:p>"Search Templates Folder", "shell:SearchTemplate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earches</text:p>
          </table:table-cell>
          <table:table-cell office:value-type="string" calcext:value-type="string">
            <text:p>shell:Searches</text:p>
          </table:table-cell>
          <table:table-cell table:formula="of:=CHAR(34) &amp; [.A150] &amp; CHAR(34) &amp; &quot;, &quot; &amp; CHAR(34) &amp; [.B150] &amp; CHAR(34) &amp; &quot;,&quot;" office:value-type="string" office:string-value="&quot;Searches&quot;, &quot;shell:Searches&quot;," calcext:value-type="string">
            <text:p>"Searches", "shell:Search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end To</text:p>
          </table:table-cell>
          <table:table-cell office:value-type="string" calcext:value-type="string">
            <text:p>shell:SendTo</text:p>
          </table:table-cell>
          <table:table-cell table:formula="of:=CHAR(34) &amp; [.A151] &amp; CHAR(34) &amp; &quot;, &quot; &amp; CHAR(34) &amp; [.B151] &amp; CHAR(34) &amp; &quot;,&quot;" office:value-type="string" office:string-value="&quot;Send To&quot;, &quot;shell:SendTo&quot;," calcext:value-type="string">
            <text:p>"Send To", "shell:SendTo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Ms-settings:</text:p>
          </table:table-cell>
          <table:table-cell table:formula="of:=CHAR(34) &amp; [.A152] &amp; CHAR(34) &amp; &quot;, &quot; &amp; CHAR(34) &amp; [.B152] &amp; CHAR(34) &amp; &quot;,&quot;" office:value-type="string" office:string-value="&quot;Settings&quot;, &quot;Ms-settings:&quot;," calcext:value-type="string">
            <text:p>"Settings", "Ms-settings: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ign-in Options</text:p>
          </table:table-cell>
          <table:table-cell office:value-type="string" calcext:value-type="string">
            <text:p>ms-settings:signinoptions </text:p>
          </table:table-cell>
          <table:table-cell table:formula="of:=CHAR(34) &amp; [.A153] &amp; CHAR(34) &amp; &quot;, &quot; &amp; CHAR(34) &amp; [.B153] &amp; CHAR(34) &amp; &quot;,&quot;" office:value-type="string" office:string-value="&quot;Sign-in Options&quot;, &quot;ms-settings:signinoptions &quot;," calcext:value-type="string">
            <text:p>"Sign-in Options", "ms-settings:signinoptions 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lide Shows</text:p>
          </table:table-cell>
          <table:table-cell office:value-type="string" calcext:value-type="string">
            <text:p>shell:PhotoAlbums</text:p>
          </table:table-cell>
          <table:table-cell table:formula="of:=CHAR(34) &amp; [.A154] &amp; CHAR(34) &amp; &quot;, &quot; &amp; CHAR(34) &amp; [.B154] &amp; CHAR(34) &amp; &quot;,&quot;" office:value-type="string" office:string-value="&quot;Slide Shows&quot;, &quot;shell:PhotoAlbums&quot;," calcext:value-type="string">
            <text:p>"Slide Shows", "shell:PhotoAlbum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ms-settings:sound</text:p>
          </table:table-cell>
          <table:table-cell table:formula="of:=CHAR(34) &amp; [.A155] &amp; CHAR(34) &amp; &quot;, &quot; &amp; CHAR(34) &amp; [.B155] &amp; CHAR(34) &amp; &quot;,&quot;" office:value-type="string" office:string-value="&quot;Sound&quot;, &quot;ms-settings:sound&quot;," calcext:value-type="string">
            <text:p>"Sound", "ms-settings:sound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tart Menu</text:p>
          </table:table-cell>
          <table:table-cell office:value-type="string" calcext:value-type="string">
            <text:p>shell:Start Menu</text:p>
          </table:table-cell>
          <table:table-cell table:formula="of:=CHAR(34) &amp; [.A156] &amp; CHAR(34) &amp; &quot;, &quot; &amp; CHAR(34) &amp; [.B156] &amp; CHAR(34) &amp; &quot;,&quot;" office:value-type="string" office:string-value="&quot;Start Menu&quot;, &quot;shell:Start Menu&quot;," calcext:value-type="string">
            <text:p>"Start Menu", "shell:Start Menu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tart Menu Common</text:p>
          </table:table-cell>
          <table:table-cell office:value-type="string" calcext:value-type="string">
            <text:p>shell:Common Start Menu</text:p>
          </table:table-cell>
          <table:table-cell table:formula="of:=CHAR(34) &amp; [.A157] &amp; CHAR(34) &amp; &quot;, &quot; &amp; CHAR(34) &amp; [.B157] &amp; CHAR(34) &amp; &quot;,&quot;" office:value-type="string" office:string-value="&quot;Start Menu Common&quot;, &quot;shell:Common Start Menu&quot;," calcext:value-type="string">
            <text:p>"Start Menu Common", "shell:Common Start Menu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tart Menu Common Places</text:p>
          </table:table-cell>
          <table:table-cell office:value-type="string" calcext:value-type="string">
            <text:p>shell:Common Start Menu Places</text:p>
          </table:table-cell>
          <table:table-cell table:formula="of:=CHAR(34) &amp; [.A158] &amp; CHAR(34) &amp; &quot;, &quot; &amp; CHAR(34) &amp; [.B158] &amp; CHAR(34) &amp; &quot;,&quot;" office:value-type="string" office:string-value="&quot;Start Menu Common Places&quot;, &quot;shell:Common Start Menu Places&quot;," calcext:value-type="string">
            <text:p>"Start Menu Common Places", "shell:Common Start Menu Plac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tartup</text:p>
          </table:table-cell>
          <table:table-cell office:value-type="string" calcext:value-type="string">
            <text:p>shell:Startup</text:p>
          </table:table-cell>
          <table:table-cell table:formula="of:=CHAR(34) &amp; [.A159] &amp; CHAR(34) &amp; &quot;, &quot; &amp; CHAR(34) &amp; [.B159] &amp; CHAR(34) &amp; &quot;,&quot;" office:value-type="string" office:string-value="&quot;Startup&quot;, &quot;shell:Startup&quot;," calcext:value-type="string">
            <text:p>"Startup", "shell:Startup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tartup Apps</text:p>
          </table:table-cell>
          <table:table-cell office:value-type="string" calcext:value-type="string">
            <text:p>ms-settings:startupapps</text:p>
          </table:table-cell>
          <table:table-cell table:formula="of:=CHAR(34) &amp; [.A160] &amp; CHAR(34) &amp; &quot;, &quot; &amp; CHAR(34) &amp; [.B160] &amp; CHAR(34) &amp; &quot;,&quot;" office:value-type="string" office:string-value="&quot;Startup Apps&quot;, &quot;ms-settings:startupapps&quot;," calcext:value-type="string">
            <text:p>"Startup Apps", "ms-settings:startupapp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tartup Apps </text:p>
          </table:table-cell>
          <table:table-cell office:value-type="string" calcext:value-type="string">
            <text:p>ms-settings:startupapps </text:p>
          </table:table-cell>
          <table:table-cell table:formula="of:=CHAR(34) &amp; [.A161] &amp; CHAR(34) &amp; &quot;, &quot; &amp; CHAR(34) &amp; [.B161] &amp; CHAR(34) &amp; &quot;,&quot;" office:value-type="string" office:string-value="&quot;Startup Apps &quot;, &quot;ms-settings:startupapps &quot;," calcext:value-type="string">
            <text:p>"Startup Apps ", "ms-settings:startupapps 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tartup Common</text:p>
          </table:table-cell>
          <table:table-cell office:value-type="string" calcext:value-type="string">
            <text:p>shell:Common Startup</text:p>
          </table:table-cell>
          <table:table-cell table:formula="of:=CHAR(34) &amp; [.A162] &amp; CHAR(34) &amp; &quot;, &quot; &amp; CHAR(34) &amp; [.B162] &amp; CHAR(34) &amp; &quot;,&quot;" office:value-type="string" office:string-value="&quot;Startup Common&quot;, &quot;shell:Common Startup&quot;," calcext:value-type="string">
            <text:p>"Startup Common", "shell:Common Startup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ms-settings:storagesense</text:p>
          </table:table-cell>
          <table:table-cell table:formula="of:=CHAR(34) &amp; [.A163] &amp; CHAR(34) &amp; &quot;, &quot; &amp; CHAR(34) &amp; [.B163] &amp; CHAR(34) &amp; &quot;,&quot;" office:value-type="string" office:string-value="&quot;Storage&quot;, &quot;ms-settings:storagesense&quot;," calcext:value-type="string">
            <text:p>"Storage", "ms-settings:storagesens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ync Center Folder</text:p>
          </table:table-cell>
          <table:table-cell office:value-type="string" calcext:value-type="string">
            <text:p>shell:SyncCenterFolder</text:p>
          </table:table-cell>
          <table:table-cell table:formula="of:=CHAR(34) &amp; [.A164] &amp; CHAR(34) &amp; &quot;, &quot; &amp; CHAR(34) &amp; [.B164] &amp; CHAR(34) &amp; &quot;,&quot;" office:value-type="string" office:string-value="&quot;Sync Center Folder&quot;, &quot;shell:SyncCenterFolder&quot;," calcext:value-type="string">
            <text:p>"Sync Center Folder", "shell:SyncCenter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ync Results Folder</text:p>
          </table:table-cell>
          <table:table-cell office:value-type="string" calcext:value-type="string">
            <text:p>shell:SyncResultsFolder</text:p>
          </table:table-cell>
          <table:table-cell table:formula="of:=CHAR(34) &amp; [.A165] &amp; CHAR(34) &amp; &quot;, &quot; &amp; CHAR(34) &amp; [.B165] &amp; CHAR(34) &amp; &quot;,&quot;" office:value-type="string" office:string-value="&quot;Sync Results Folder&quot;, &quot;shell:SyncResultsFolder&quot;," calcext:value-type="string">
            <text:p>"Sync Results Folder", "shell:SyncResult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ync Setup Folder</text:p>
          </table:table-cell>
          <table:table-cell office:value-type="string" calcext:value-type="string">
            <text:p>shell:SyncSetupFolder</text:p>
          </table:table-cell>
          <table:table-cell table:formula="of:=CHAR(34) &amp; [.A166] &amp; CHAR(34) &amp; &quot;, &quot; &amp; CHAR(34) &amp; [.B166] &amp; CHAR(34) &amp; &quot;,&quot;" office:value-type="string" office:string-value="&quot;Sync Setup Folder&quot;, &quot;shell:SyncSetupFolder&quot;," calcext:value-type="string">
            <text:p>"Sync Setup Folder", "shell:SyncSetup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hell:System</text:p>
          </table:table-cell>
          <table:table-cell table:formula="of:=CHAR(34) &amp; [.A167] &amp; CHAR(34) &amp; &quot;, &quot; &amp; CHAR(34) &amp; [.B167] &amp; CHAR(34) &amp; &quot;,&quot;" office:value-type="string" office:string-value="&quot;System&quot;, &quot;shell:System&quot;," calcext:value-type="string">
            <text:p>"System", "shell:System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ystem Certificates</text:p>
          </table:table-cell>
          <table:table-cell office:value-type="string" calcext:value-type="string">
            <text:p>shell:SystemCertificates</text:p>
          </table:table-cell>
          <table:table-cell table:formula="of:=CHAR(34) &amp; [.A168] &amp; CHAR(34) &amp; &quot;, &quot; &amp; CHAR(34) &amp; [.B168] &amp; CHAR(34) &amp; &quot;,&quot;" office:value-type="string" office:string-value="&quot;System Certificates&quot;, &quot;shell:SystemCertificates&quot;," calcext:value-type="string">
            <text:p>"System Certificates", "shell:SystemCertificat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ystem Home</text:p>
          </table:table-cell>
          <table:table-cell office:value-type="string" calcext:value-type="string">
            <text:p>ms-settings:system</text:p>
          </table:table-cell>
          <table:table-cell table:formula="of:=CHAR(34) &amp; [.A169] &amp; CHAR(34) &amp; &quot;, &quot; &amp; CHAR(34) &amp; [.B169] &amp; CHAR(34) &amp; &quot;,&quot;" office:value-type="string" office:string-value="&quot;System Home&quot;, &quot;ms-settings:system&quot;," calcext:value-type="string">
            <text:p>"System Home", "ms-settings:system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SystemX86</text:p>
          </table:table-cell>
          <table:table-cell office:value-type="string" calcext:value-type="string">
            <text:p>shell:SystemX86</text:p>
          </table:table-cell>
          <table:table-cell table:formula="of:=CHAR(34) &amp; [.A170] &amp; CHAR(34) &amp; &quot;, &quot; &amp; CHAR(34) &amp; [.B170] &amp; CHAR(34) &amp; &quot;,&quot;" office:value-type="string" office:string-value="&quot;SystemX86&quot;, &quot;shell:SystemX86&quot;," calcext:value-type="string">
            <text:p>"SystemX86", "shell:SystemX86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askbar</text:p>
          </table:table-cell>
          <table:table-cell office:value-type="string" calcext:value-type="string">
            <text:p>ms-settings:taskbar</text:p>
          </table:table-cell>
          <table:table-cell table:formula="of:=CHAR(34) &amp; [.A171] &amp; CHAR(34) &amp; &quot;, &quot; &amp; CHAR(34) &amp; [.B171] &amp; CHAR(34) &amp; &quot;,&quot;" office:value-type="string" office:string-value="&quot;Taskbar&quot;, &quot;ms-settings:taskbar&quot;," calcext:value-type="string">
            <text:p>"Taskbar", "ms-settings:taskba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askbar </text:p>
          </table:table-cell>
          <table:table-cell office:value-type="string" calcext:value-type="string">
            <text:p>ms-settings:taskbar </text:p>
          </table:table-cell>
          <table:table-cell table:formula="of:=CHAR(34) &amp; [.A172] &amp; CHAR(34) &amp; &quot;, &quot; &amp; CHAR(34) &amp; [.B172] &amp; CHAR(34) &amp; &quot;,&quot;" office:value-type="string" office:string-value="&quot;Taskbar &quot;, &quot;ms-settings:taskbar &quot;," calcext:value-type="string">
            <text:p>"Taskbar ", "ms-settings:taskbar 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emplates</text:p>
          </table:table-cell>
          <table:table-cell office:value-type="string" calcext:value-type="string">
            <text:p>shell:Templates</text:p>
          </table:table-cell>
          <table:table-cell table:formula="of:=CHAR(34) &amp; [.A173] &amp; CHAR(34) &amp; &quot;, &quot; &amp; CHAR(34) &amp; [.B173] &amp; CHAR(34) &amp; &quot;,&quot;" office:value-type="string" office:string-value="&quot;Templates&quot;, &quot;shell:Templates&quot;," calcext:value-type="string">
            <text:p>"Templates", "shell:Templat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emporary Burn Folder</text:p>
          </table:table-cell>
          <table:table-cell office:value-type="string" calcext:value-type="string">
            <text:p>shell:CD Burning</text:p>
          </table:table-cell>
          <table:table-cell table:formula="of:=CHAR(34) &amp; [.A174] &amp; CHAR(34) &amp; &quot;, &quot; &amp; CHAR(34) &amp; [.B174] &amp; CHAR(34) &amp; &quot;,&quot;" office:value-type="string" office:string-value="&quot;Temporary Burn Folder&quot;, &quot;shell:CD Burning&quot;," calcext:value-type="string">
            <text:p>"Temporary Burn Folder", "shell:CD Burning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ext Size</text:p>
          </table:table-cell>
          <table:table-cell office:value-type="string" calcext:value-type="string">
            <text:p>ms-settings:easeofaccess-display</text:p>
          </table:table-cell>
          <table:table-cell table:formula="of:=CHAR(34) &amp; [.A175] &amp; CHAR(34) &amp; &quot;, &quot; &amp; CHAR(34) &amp; [.B175] &amp; CHAR(34) &amp; &quot;,&quot;" office:value-type="string" office:string-value="&quot;Text Size&quot;, &quot;ms-settings:easeofaccess-display&quot;," calcext:value-type="string">
            <text:p>"Text Size", "ms-settings:easeofaccess-displa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hemes</text:p>
          </table:table-cell>
          <table:table-cell office:value-type="string" calcext:value-type="string">
            <text:p>ms-settings:themes</text:p>
          </table:table-cell>
          <table:table-cell table:formula="of:=CHAR(34) &amp; [.A176] &amp; CHAR(34) &amp; &quot;, &quot; &amp; CHAR(34) &amp; [.B176] &amp; CHAR(34) &amp; &quot;,&quot;" office:value-type="string" office:string-value="&quot;Themes&quot;, &quot;ms-settings:themes&quot;," calcext:value-type="string">
            <text:p>"Themes", "ms-settings:them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hemes </text:p>
          </table:table-cell>
          <table:table-cell office:value-type="string" calcext:value-type="string">
            <text:p>ms-settings:themes </text:p>
          </table:table-cell>
          <table:table-cell table:formula="of:=CHAR(34) &amp; [.A177] &amp; CHAR(34) &amp; &quot;, &quot; &amp; CHAR(34) &amp; [.B177] &amp; CHAR(34) &amp; &quot;,&quot;" office:value-type="string" office:string-value="&quot;Themes &quot;, &quot;ms-settings:themes &quot;," calcext:value-type="string">
            <text:p>"Themes ", "ms-settings:themes 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his Device Folder</text:p>
          </table:table-cell>
          <table:table-cell office:value-type="string" calcext:value-type="string">
            <text:p>shell:ThisDeviceFolder</text:p>
          </table:table-cell>
          <table:table-cell table:formula="of:=CHAR(34) &amp; [.A178] &amp; CHAR(34) &amp; &quot;, &quot; &amp; CHAR(34) &amp; [.B178] &amp; CHAR(34) &amp; &quot;,&quot;" office:value-type="string" office:string-value="&quot;This Device Folder&quot;, &quot;shell:ThisDeviceFolder&quot;," calcext:value-type="string">
            <text:p>"This Device Folder", "shell:ThisDevice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ouchpad</text:p>
          </table:table-cell>
          <table:table-cell office:value-type="string" calcext:value-type="string">
            <text:p>ms-settings:devices-touchpad</text:p>
          </table:table-cell>
          <table:table-cell table:formula="of:=CHAR(34) &amp; [.A179] &amp; CHAR(34) &amp; &quot;, &quot; &amp; CHAR(34) &amp; [.B179] &amp; CHAR(34) &amp; &quot;,&quot;" office:value-type="string" office:string-value="&quot;Touchpad&quot;, &quot;ms-settings:devices-touchpad&quot;," calcext:value-type="string">
            <text:p>"Touchpad", "ms-settings:devices-touchpad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roubleshoot</text:p>
          </table:table-cell>
          <table:table-cell office:value-type="string" calcext:value-type="string">
            <text:p>ms-settings:troubleshoot</text:p>
          </table:table-cell>
          <table:table-cell table:formula="of:=CHAR(34) &amp; [.A180] &amp; CHAR(34) &amp; &quot;, &quot; &amp; CHAR(34) &amp; [.B180] &amp; CHAR(34) &amp; &quot;,&quot;" office:value-type="string" office:string-value="&quot;Troubleshoot&quot;, &quot;ms-settings:troubleshoot&quot;," calcext:value-type="string">
            <text:p>"Troubleshoot", "ms-settings:troubleshoot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Uninstall</text:p>
          </table:table-cell>
          <table:table-cell office:value-type="string" calcext:value-type="string">
            <text:p>shell:ChangeRemoveProgramsFolder</text:p>
          </table:table-cell>
          <table:table-cell table:formula="of:=CHAR(34) &amp; [.A181] &amp; CHAR(34) &amp; &quot;, &quot; &amp; CHAR(34) &amp; [.B181] &amp; CHAR(34) &amp; &quot;,&quot;" office:value-type="string" office:string-value="&quot;Uninstall&quot;, &quot;shell:ChangeRemoveProgramsFolder&quot;," calcext:value-type="string">
            <text:p>"Uninstall", "shell:ChangeRemoveProgram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Update History</text:p>
          </table:table-cell>
          <table:table-cell office:value-type="string" calcext:value-type="string">
            <text:p>ms-settings:windowsupdate-history</text:p>
          </table:table-cell>
          <table:table-cell table:formula="of:=CHAR(34) &amp; [.A182] &amp; CHAR(34) &amp; &quot;, &quot; &amp; CHAR(34) &amp; [.B182] &amp; CHAR(34) &amp; &quot;,&quot;" office:value-type="string" office:string-value="&quot;Update History&quot;, &quot;ms-settings:windowsupdate-history&quot;," calcext:value-type="string">
            <text:p>"Update History", "ms-settings:windowsupdate-histo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ms-settings:usb</text:p>
          </table:table-cell>
          <table:table-cell table:formula="of:=CHAR(34) &amp; [.A183] &amp; CHAR(34) &amp; &quot;, &quot; &amp; CHAR(34) &amp; [.B183] &amp; CHAR(34) &amp; &quot;,&quot;" office:value-type="string" office:string-value="&quot;USB&quot;, &quot;ms-settings:usb&quot;," calcext:value-type="string">
            <text:p>"USB", "ms-settings:usb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User Pinned</text:p>
          </table:table-cell>
          <table:table-cell office:value-type="string" calcext:value-type="string">
            <text:p>shell:User Pinned</text:p>
          </table:table-cell>
          <table:table-cell table:formula="of:=CHAR(34) &amp; [.A184] &amp; CHAR(34) &amp; &quot;, &quot; &amp; CHAR(34) &amp; [.B184] &amp; CHAR(34) &amp; &quot;,&quot;" office:value-type="string" office:string-value="&quot;User Pinned&quot;, &quot;shell:User Pinned&quot;," calcext:value-type="string">
            <text:p>"User Pinned", "shell:User Pinned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User Program Files</text:p>
          </table:table-cell>
          <table:table-cell office:value-type="string" calcext:value-type="string">
            <text:p>shell:UserProgramFiles</text:p>
          </table:table-cell>
          <table:table-cell table:formula="of:=CHAR(34) &amp; [.A185] &amp; CHAR(34) &amp; &quot;, &quot; &amp; CHAR(34) &amp; [.B185] &amp; CHAR(34) &amp; &quot;,&quot;" office:value-type="string" office:string-value="&quot;User Program Files&quot;, &quot;shell:UserProgramFiles&quot;," calcext:value-type="string">
            <text:p>"User Program Files", "shell:UserProgramFil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User Program Files Common</text:p>
          </table:table-cell>
          <table:table-cell office:value-type="string" calcext:value-type="string">
            <text:p>shell:UserProgramFilesCommon</text:p>
          </table:table-cell>
          <table:table-cell table:formula="of:=CHAR(34) &amp; [.A186] &amp; CHAR(34) &amp; &quot;, &quot; &amp; CHAR(34) &amp; [.B186] &amp; CHAR(34) &amp; &quot;,&quot;" office:value-type="string" office:string-value="&quot;User Program Files Common&quot;, &quot;shell:UserProgramFilesCommon&quot;," calcext:value-type="string">
            <text:p>"User Program Files Common", "shell:UserProgramFilesCommon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shell:UserProfiles</text:p>
          </table:table-cell>
          <table:table-cell table:formula="of:=CHAR(34) &amp; [.A187] &amp; CHAR(34) &amp; &quot;, &quot; &amp; CHAR(34) &amp; [.B187] &amp; CHAR(34) &amp; &quot;,&quot;" office:value-type="string" office:string-value="&quot;Users&quot;, &quot;shell:UserProfiles&quot;," calcext:value-type="string">
            <text:p>"Users", "shell:UserProfile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Users Files Folder</text:p>
          </table:table-cell>
          <table:table-cell office:value-type="string" calcext:value-type="string">
            <text:p>shell:UsersFilesFolder</text:p>
          </table:table-cell>
          <table:table-cell table:formula="of:=CHAR(34) &amp; [.A188] &amp; CHAR(34) &amp; &quot;, &quot; &amp; CHAR(34) &amp; [.B188] &amp; CHAR(34) &amp; &quot;,&quot;" office:value-type="string" office:string-value="&quot;Users Files Folder&quot;, &quot;shell:UsersFilesFolder&quot;," calcext:value-type="string">
            <text:p>"Users Files Folder", "shell:UsersFile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Users Libraries Folder</text:p>
          </table:table-cell>
          <table:table-cell office:value-type="string" calcext:value-type="string">
            <text:p>shell:UsersLibrariesFolder</text:p>
          </table:table-cell>
          <table:table-cell table:formula="of:=CHAR(34) &amp; [.A189] &amp; CHAR(34) &amp; &quot;, &quot; &amp; CHAR(34) &amp; [.B189] &amp; CHAR(34) &amp; &quot;,&quot;" office:value-type="string" office:string-value="&quot;Users Libraries Folder&quot;, &quot;shell:UsersLibrariesFolder&quot;," calcext:value-type="string">
            <text:p>"Users Libraries Folder", "shell:UsersLibrariesFol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Videos</text:p>
          </table:table-cell>
          <table:table-cell office:value-type="string" calcext:value-type="string">
            <text:p>shell:My Video</text:p>
          </table:table-cell>
          <table:table-cell table:formula="of:=CHAR(34) &amp; [.A190] &amp; CHAR(34) &amp; &quot;, &quot; &amp; CHAR(34) &amp; [.B190] &amp; CHAR(34) &amp; &quot;,&quot;" office:value-type="string" office:string-value="&quot;Videos&quot;, &quot;shell:My Video&quot;," calcext:value-type="string">
            <text:p>"Videos", "shell:My Video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Videos Library</text:p>
          </table:table-cell>
          <table:table-cell office:value-type="string" calcext:value-type="string">
            <text:p>shell:VideosLibrary</text:p>
          </table:table-cell>
          <table:table-cell table:formula="of:=CHAR(34) &amp; [.A191] &amp; CHAR(34) &amp; &quot;, &quot; &amp; CHAR(34) &amp; [.B191] &amp; CHAR(34) &amp; &quot;,&quot;" office:value-type="string" office:string-value="&quot;Videos Library&quot;, &quot;shell:VideosLibrary&quot;," calcext:value-type="string">
            <text:p>"Videos Library", "shell:VideosLibrary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Videos Local</text:p>
          </table:table-cell>
          <table:table-cell office:value-type="string" calcext:value-type="string">
            <text:p>shell:Local Videos</text:p>
          </table:table-cell>
          <table:table-cell table:formula="of:=CHAR(34) &amp; [.A192] &amp; CHAR(34) &amp; &quot;, &quot; &amp; CHAR(34) &amp; [.B192] &amp; CHAR(34) &amp; &quot;,&quot;" office:value-type="string" office:string-value="&quot;Videos Local&quot;, &quot;shell:Local Videos&quot;," calcext:value-type="string">
            <text:p>"Videos Local", "shell:Local Video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Visual Effects</text:p>
          </table:table-cell>
          <table:table-cell office:value-type="string" calcext:value-type="string">
            <text:p>ms-settings:easeofaccess-visualeffects</text:p>
          </table:table-cell>
          <table:table-cell table:formula="of:=CHAR(34) &amp; [.A193] &amp; CHAR(34) &amp; &quot;, &quot; &amp; CHAR(34) &amp; [.B193] &amp; CHAR(34) &amp; &quot;,&quot;" office:value-type="string" office:string-value="&quot;Visual Effects&quot;, &quot;ms-settings:easeofaccess-visualeffects&quot;," calcext:value-type="string">
            <text:p>"Visual Effects", "ms-settings:easeofaccess-visualeffect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VPN</text:p>
          </table:table-cell>
          <table:table-cell office:value-type="string" calcext:value-type="string">
            <text:p>ms-settings:network-vpn</text:p>
          </table:table-cell>
          <table:table-cell table:formula="of:=CHAR(34) &amp; [.A194] &amp; CHAR(34) &amp; &quot;, &quot; &amp; CHAR(34) &amp; [.B194] &amp; CHAR(34) &amp; &quot;,&quot;" office:value-type="string" office:string-value="&quot;VPN&quot;, &quot;ms-settings:network-vpn&quot;," calcext:value-type="string">
            <text:p>"VPN", "ms-settings:network-vpn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msnweather:</text:p>
          </table:table-cell>
          <table:table-cell table:formula="of:=CHAR(34) &amp; [.A195] &amp; CHAR(34) &amp; &quot;, &quot; &amp; CHAR(34) &amp; [.B195] &amp; CHAR(34) &amp; &quot;,&quot;" office:value-type="string" office:string-value="&quot;Weather&quot;, &quot;msnweather:&quot;," calcext:value-type="string">
            <text:p>"Weather", "msnweather: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eather </text:p>
          </table:table-cell>
          <table:table-cell office:value-type="string" calcext:value-type="string">
            <text:p>msnweather: </text:p>
          </table:table-cell>
          <table:table-cell table:formula="of:=CHAR(34) &amp; [.A196] &amp; CHAR(34) &amp; &quot;, &quot; &amp; CHAR(34) &amp; [.B196] &amp; CHAR(34) &amp; &quot;,&quot;" office:value-type="string" office:string-value="&quot;Weather &quot;, &quot;msnweather: &quot;," calcext:value-type="string">
            <text:p>"Weather ", "msnweather: 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i-Fi</text:p>
          </table:table-cell>
          <table:table-cell office:value-type="string" calcext:value-type="string">
            <text:p>ms-settings:network-wifi</text:p>
          </table:table-cell>
          <table:table-cell table:formula="of:=CHAR(34) &amp; [.A197] &amp; CHAR(34) &amp; &quot;, &quot; &amp; CHAR(34) &amp; [.B197] &amp; CHAR(34) &amp; &quot;,&quot;" office:value-type="string" office:string-value="&quot;Wi-Fi&quot;, &quot;ms-settings:network-wifi&quot;," calcext:value-type="string">
            <text:p>"Wi-Fi", "ms-settings:network-wifi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shell:Windows</text:p>
          </table:table-cell>
          <table:table-cell table:formula="of:=CHAR(34) &amp; [.A198] &amp; CHAR(34) &amp; &quot;, &quot; &amp; CHAR(34) &amp; [.B198] &amp; CHAR(34) &amp; &quot;,&quot;" office:value-type="string" office:string-value="&quot;Windows&quot;, &quot;shell:Windows&quot;," calcext:value-type="string">
            <text:p>"Windows", "shell:Window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indows Security</text:p>
          </table:table-cell>
          <table:table-cell office:value-type="string" calcext:value-type="string">
            <text:p>ms-settings:windowsdefender</text:p>
          </table:table-cell>
          <table:table-cell table:formula="of:=CHAR(34) &amp; [.A199] &amp; CHAR(34) &amp; &quot;, &quot; &amp; CHAR(34) &amp; [.B199] &amp; CHAR(34) &amp; &quot;,&quot;" office:value-type="string" office:string-value="&quot;Windows Security&quot;, &quot;ms-settings:windowsdefender&quot;," calcext:value-type="string">
            <text:p>"Windows Security", "ms-settings:windowsdefen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indows Security:</text:p>
          </table:table-cell>
          <table:table-cell office:value-type="string" calcext:value-type="string">
            <text:p>ms-settings:windowsdefender</text:p>
          </table:table-cell>
          <table:table-cell table:formula="of:=CHAR(34) &amp; [.A200] &amp; CHAR(34) &amp; &quot;, &quot; &amp; CHAR(34) &amp; [.B200] &amp; CHAR(34) &amp; &quot;,&quot;" office:value-type="string" office:string-value="&quot;Windows Security:&quot;, &quot;ms-settings:windowsdefender&quot;," calcext:value-type="string">
            <text:p>"Windows Security:", "ms-settings:windowsdefender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indows Tools</text:p>
          </table:table-cell>
          <table:table-cell office:value-type="string" calcext:value-type="string">
            <text:p>shell:Administrative Tools</text:p>
          </table:table-cell>
          <table:table-cell table:formula="of:=CHAR(34) &amp; [.A201] &amp; CHAR(34) &amp; &quot;, &quot; &amp; CHAR(34) &amp; [.B201] &amp; CHAR(34) &amp; &quot;,&quot;" office:value-type="string" office:string-value="&quot;Windows Tools&quot;, &quot;shell:Administrative Tools&quot;," calcext:value-type="string">
            <text:p>"Windows Tools", "shell:Administrative Tool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indows Tools Common</text:p>
          </table:table-cell>
          <table:table-cell office:value-type="string" calcext:value-type="string">
            <text:p>shell:Common Administrative Tools</text:p>
          </table:table-cell>
          <table:table-cell table:formula="of:=CHAR(34) &amp; [.A202] &amp; CHAR(34) &amp; &quot;, &quot; &amp; CHAR(34) &amp; [.B202] &amp; CHAR(34) &amp; &quot;,&quot;" office:value-type="string" office:string-value="&quot;Windows Tools Common&quot;, &quot;shell:Common Administrative Tools&quot;," calcext:value-type="string">
            <text:p>"Windows Tools Common", "shell:Common Administrative Tools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indows Update</text:p>
          </table:table-cell>
          <table:table-cell office:value-type="string" calcext:value-type="string">
            <text:p>ms-settings:windowsupdate</text:p>
          </table:table-cell>
          <table:table-cell table:formula="of:=CHAR(34) &amp; [.A203] &amp; CHAR(34) &amp; &quot;, &quot; &amp; CHAR(34) &amp; [.B203] &amp; CHAR(34) &amp; &quot;,&quot;" office:value-type="string" office:string-value="&quot;Windows Update&quot;, &quot;ms-settings:windowsupdate&quot;," calcext:value-type="string">
            <text:p>"Windows Update", "ms-settings:windowsupdat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Windows Update </text:p>
          </table:table-cell>
          <table:table-cell office:value-type="string" calcext:value-type="string">
            <text:p>ms-settings:windowsupdate</text:p>
          </table:table-cell>
          <table:table-cell table:formula="of:=CHAR(34) &amp; [.A204] &amp; CHAR(34) &amp; &quot;, &quot; &amp; CHAR(34) &amp; [.B204] &amp; CHAR(34) &amp; &quot;,&quot;" office:value-type="string" office:string-value="&quot;Windows Update &quot;, &quot;ms-settings:windowsupdate&quot;," calcext:value-type="string">
            <text:p>"Windows Update ", "ms-settings:windowsupdate",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Your Info </text:p>
          </table:table-cell>
          <table:table-cell office:value-type="string" calcext:value-type="string">
            <text:p>ms-settings:yourinfo </text:p>
          </table:table-cell>
          <table:table-cell table:formula="of:=CHAR(34) &amp; [.A205] &amp; CHAR(34) &amp; &quot;, &quot; &amp; CHAR(34) &amp; [.B205] &amp; CHAR(34) &amp; &quot;,&quot;" office:value-type="string" office:string-value="&quot;Your Info &quot;, &quot;ms-settings:yourinfo &quot;," calcext:value-type="string">
            <text:p>"Your Info ", "ms-settings:yourinfo ",</text:p>
          </table:table-cell>
          <table:table-cell table:style-name="ce1" table:number-columns-repeated="16381"/>
        </table:table-row>
        <table:table-row table:style-name="ro1" table:number-rows-repeated="1048370">
          <table:table-cell table:number-columns-repeated="3"/>
          <table:table-cell table:style-name="ce1" table:number-columns-repeated="16381"/>
        </table:table-row>
        <table:table-row table:style-name="ro2">
          <table:table-cell table:number-columns-repeated="3"/>
          <table:table-cell table:style-name="ce1" table:number-columns-repeated="16381"/>
        </table:table-row>
      </table:table>
      <table:named-expressions/>
      <table:database-ranges>
        <table:database-range table:name="__Anonymous_Sheet_DB__0" table:target-range-address="Sheet1.A1:Sheet1.B2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9:26:34.399410300</meta:creation-date>
    <dc:date>2025-12-16T10:17:29.377740900</dc:date>
    <meta:editing-duration>PT50M43S</meta:editing-duration>
    <meta:editing-cycles>28</meta:editing-cycles>
    <meta:generator>LibreOffice/25.2.5.2$Windows_X86_64 LibreOffice_project/03d19516eb2e1dd5d4ccd751a0d6f35f35e08022</meta:generator>
    <meta:document-statistic meta:table-count="1" meta:cell-count="615" meta:object-count="0"/>
  </office:meta>
</office:document-meta>
</file>